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color="#008000" fo:font-weight="bold"/>
    </style:style>
    <style:style style:name="P2" style:family="paragraph" style:parent-style-name="Text_20_body">
      <style:text-properties fo:color="#800080" fo:font-weight="bold"/>
    </style:style>
    <style:style style:name="T1" style:family="text">
      <style:text-properties fo:color="#808000"/>
    </style:style>
    <style:style style:name="T2" style:family="text">
      <style:text-properties fo:color="#808000" fo:font-weight="bold"/>
    </style:style>
    <style:style style:name="T3" style:family="text">
      <style:text-properties fo:color="#0000ff"/>
    </style:style>
    <style:style style:name="T4" style:family="text">
      <style:text-properties fo:color="#0000ff" fo:font-weight="bold"/>
    </style:style>
    <style:style style:name="T5" style:family="text">
      <style:text-properties fo:color="#ff0000"/>
    </style:style>
    <style:style style:name="T6" style:family="text">
      <style:text-properties fo:color="#ff0000" fo:font-weight="bold"/>
    </style:style>
    <style:style style:name="T7" style:family="text">
      <style:text-properties fo:color="#800080"/>
    </style:style>
    <style:style style:name="T8" style:family="text">
      <style:text-properties fo:color="#800080" fo:font-weight="bold"/>
    </style:style>
    <style:style style:name="T9" style:family="text">
      <style:text-properties fo:color="#000080"/>
    </style:style>
    <style:style style:name="T10" style:family="text">
      <style:text-properties fo:color="#000080" fo:font-weight="bold"/>
    </style:style>
    <style:style style:name="T11" style:family="text">
      <style:text-properties fo:color="#800000"/>
    </style:style>
    <style:style style:name="T12" style:family="text">
      <style:text-properties fo:color="#800000" fo:font-weight="bold"/>
    </style:style>
    <style:style style:name="T13" style:family="text">
      <style:text-properties fo:color="#008000" fo:font-weight="bold"/>
    </style:style>
  </office:automatic-styles>
  <office:body>
    <office:text text:use-soft-page-breaks="true">
      <office:forms form:automatic-focus="false" form:apply-design-mode="false">
        <form:form form:name="X17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2">Tenda</text:span>: ...can I ask you something else a little weirder? o-o</text:p>
      <text:p text:style-name="Text_20_body"><text:span text:style-name="T4">Rabid</text:span>: You can ask me anything.</text:p>
      <text:p text:style-name="Text_20_body"><text:span text:style-name="T2">Tenda</text:span><text:span text:style-name="T1"> leans in to whisper to Rabid, turning red as she does</text:span></text:p>
      <text:p text:style-name="Text_20_body"><text:span text:style-name="T8">Watcher</text:span><text:span text:style-name="T7"> walks into Yoko's house and picks up her things she left over</text:span></text:p>
      <text:p text:style-name="Text_20_body"><text:span text:style-name="T2">Tenda</text:span><text:span text:style-name="T1"> "Can you let her or whoever do whatever unless I ask you to step in?" o-o;;</text:span></text:p>
      <text:p text:style-name="Text_20_body"><text:span text:style-name="T10">Storm</text:span><text:span text:style-name="T9"> rolls over, finally waking up</text:span></text:p>
      <text:p text:style-name="Text_20_body"><text:span text:style-name="T4">Rabid</text:span><text:span text:style-name="T3"> rubs his hoof on his chin "Hmmm... I don't know..."</text:span></text:p>
      <text:p text:style-name="Text_20_body"><text:span text:style-name="T2">Tenda</text:span><text:span text:style-name="T1"> pouts</text:span></text:p>
      <text:p text:style-name="Text_20_body"><text:span text:style-name="T4">Rabid</text:span>: Yes. Just let me know if you need my enforcement.</text:p>
      <text:p text:style-name="Text_20_body"><text:span text:style-name="T6">Yoko</text:span><text:span text:style-name="T5"> snores on Rabid's lap</text:span></text:p>
      <text:p text:style-name="Text_20_body"><text:span text:style-name="T2">Tenda</text:span><text:span text:style-name="T1"> grins ear-to-ear and gives Rabid a quick hug and lick</text:span></text:p>
      <text:p text:style-name="Text_20_body"><text:span text:style-name="T2">Tenda</text:span>: Thanks, I just like that feeling of being at someone's mercy. o///o</text:p>
      <text:p text:style-name="Text_20_body"><text:span text:style-name="T4">Rabid</text:span><text:span text:style-name="T3"> hugs and licks Tenda back</text:span></text:p>
      <text:p text:style-name="Text_20_body"><text:span text:style-name="T4">Rabid</text:span>: I'm sure you'll be back at my mercy soon enough. :good:</text:p>
      <text:p text:style-name="Text_20_body"><text:span text:style-name="T2">Tenda</text:span><text:span text:style-name="T1"> giggles, "You've gotten predictable, though!"</text:span></text:p>
      <text:p text:style-name="Text_20_body"><text:span text:style-name="T8">Watcher</text:span><text:span text:style-name="T7"> picks up her things and huffs a bit as she passes Rabid and Tenda, heading for the door</text:span></text:p>
      <text:p text:style-name="Text_20_body"><text:span text:style-name="T2">Tenda</text:span>: You shove me over, pin me down, put your hooves places..</text:p>
      <text:p text:style-name="Text_20_body"><text:span text:style-name="T2">Tenda</text:span>: ..hi Watcher. o-o</text:p>
      <text:p text:style-name="Text_20_body"><text:span text:style-name="T4">Rabid</text:span>: I suppose I do have my predilections.</text:p>
      <text:p text:style-name="Text_20_body"><text:span text:style-name="T8">Watcher</text:span><text:span text:style-name="T7"> huffs and holds her muzzle up, all snoty like; trying to avoid conversation</text:span></text:p>
      <text:p text:style-name="Text_20_body"><text:span text:style-name="T2">Tenda</text:span><text:span text:style-name="T1"> plays with Rabid's mane idly while they chat</text:span></text:p>
      <text:p text:style-name="Text_20_body"><text:span text:style-name="T2">Tenda</text:span>: I suppose I'm not helping, by failing to give you better direction, haha...</text:p>
      <text:p text:style-name="Text_20_body"><text:span text:style-name="T2">Tenda</text:span>: I can try what I mentioned earlier and be unnh... more open. o///o</text:p>
      <text:p text:style-name="Text_20_body"><text:span text:style-name="T4">Rabid</text:span>: I am flying blind.</text:p>
      <text:p text:style-name="Text_20_body"><text:span text:style-name="T6">Yoko</text:span><text:span text:style-name="T5"> drools as she has a dream about Ponyville completely destroyed and ponies running in random directions on fire</text:span></text:p>
      <text:p text:style-name="Text_20_body"><text:span text:style-name="T4">Rabid</text:span><text:span text:style-name="T3"> blushes at Yoko's drool coats his crotch</text:span></text:p>
      <text:p text:style-name="Text_20_body"><text:span text:style-name="T8">Watcher</text:span><text:span text:style-name="T7"> walks out the door and gives a heavy sigh</text:span></text:p>
      <text:p text:style-name="Text_20_body"><text:span text:style-name="T2">Tenda</text:span>: I just... feel really weird being forthright about this kind of stuff. :toomuch:</text:p>
      <text:p text:style-name="Text_20_body"><text:span text:style-name="T2">Tenda</text:span>: 'cuz it's like, "why would anyone ask to have this kind of stuff done to them?!"</text:p>
      <text:p text:style-name="Text_20_body"><text:span text:style-name="T2">Tenda</text:span><text:span text:style-name="T1"> stares into space with a shameful expression</text:span></text:p>
      <text:p text:style-name="Text_20_body"><text:span text:style-name="T4">Rabid</text:span><text:span text:style-name="T3"> gently turns Tenda's face to his own, looking into her eyes lovingly</text:span></text:p>
      <text:p text:style-name="Text_20_body"><text:span text:style-name="T4">Rabid</text:span>: Don't be afraid to ask me for anything.</text:p>
      <text:p text:style-name="Text_20_body"><text:span text:style-name="T2">Tenda</text:span>: Unnh, so... okay...</text:p>
      <text:p text:style-name="Text_20_body"><text:span text:style-name="T2">Tenda</text:span><text:span text:style-name="T1"> shifts her eyes without turning away from Rabid, feeling very strangely exposed</text:span></text:p>
      <text:p text:style-name="Text_20_body"><text:span text:style-name="T2">Tenda</text:span>: I had Newblood try this thing once with unnh, a strip of fabric we had...</text:p>
      <text:p text:style-name="Text_20_body"><text:span text:style-name="T2">Tenda</text:span>: But he didn't really have an idea of what I wanted either...</text:p>
      <text:p text:style-name="Text_20_body"><text:soft-page-break/><text:span text:style-name="T2">Tenda</text:span>: So he bound my legs like I asked, but he didn't really do it in any way that was... exciting. :nnghaloo:</text:p>
      <text:p text:style-name="Text_20_body"><text:span text:style-name="T2">Tenda</text:span>: So I just kind of pretended I was a monster and shoved him around. o-o</text:p>
      <text:p text:style-name="Text_20_body"><text:span text:style-name="T2">Tenda</text:span>: But he is such a pushover I was able to beat him with my legs tied up anyway. o-o</text:p>
      <text:p text:style-name="Text_20_body"><text:span text:style-name="T2">Tenda</text:span>: So it wasn't very fun. :toomuch:</text:p>
      <text:p text:style-name="Text_20_body"><text:span text:style-name="T4">Rabid</text:span><text:span text:style-name="T3"> chuckles at the though of Newblood getting beaten up by a mare</text:span></text:p>
      <text:p text:style-name="Text_20_body"><text:span text:style-name="T4">Rabid</text:span>: We could do something like that.</text:p>
      <text:p text:style-name="Text_20_body"><text:span text:style-name="T8">Watcher</text:span><text:span text:style-name="T7"> returns home and drops her stuff on the couch</text:span></text:p>
      <text:p text:style-name="Text_20_body"><text:span text:style-name="T4">Rabid</text:span>: Well not... like /that/... do it well.</text:p>
      <text:p text:style-name="Text_20_body"><text:span text:style-name="T2">Tenda</text:span><text:span text:style-name="T1"> beams, flushing again</text:span></text:p>
      <text:p text:style-name="Text_20_body"><text:span text:style-name="T2">Tenda</text:span>: I felt it was maybe up your alley. o///o</text:p>
      <text:p text:style-name="Text_20_body"><text:span text:style-name="T8">Watcher</text:span>: Stormy... I'm going to go out for a bit... :(</text:p>
      <text:p text:style-name="Text_20_body"><text:span text:style-name="T10">Storm</text:span>: Where to? O-o</text:p>
      <text:p text:style-name="Text_20_body"><text:span text:style-name="T8">Watcher</text:span>: *sighs* Business trip again.</text:p>
      <text:p text:style-name="Text_20_body"><text:span text:style-name="T10">Storm</text:span>: Alright then. Have fun.</text:p>
      <text:p text:style-name="Text_20_body"><text:span text:style-name="T4">Rabid</text:span>: I'm pretty sure it is.</text:p>
      <text:p text:style-name="Text_20_body"><text:span text:style-name="T2">Tenda</text:span>: Can we do that now? o///o</text:p>
      <text:p text:style-name="Text_20_body"><text:span text:style-name="T4">Rabid</text:span>: I don't see why not.</text:p>
      <text:p text:style-name="Text_20_body"><text:span text:style-name="T2">Tenda</text:span><text:span text:style-name="T1"> bounces happily</text:span></text:p>
      <text:p text:style-name="Text_20_body"><text:span text:style-name="T2">Tenda</text:span>: I'm gonna wake up Yoko too!! Maybe she wants to play!</text:p>
      <text:p text:style-name="Text_20_body"><text:span text:style-name="T4">Rabid</text:span>: That would be fun.</text:p>
      <text:p text:style-name="Text_20_body"><text:span text:style-name="T2">Tenda</text:span><text:span text:style-name="T1"> violently shakes Yoko :flail:</text:span></text:p>
      <text:p text:style-name="Text_20_body"><text:span text:style-name="T8">Watcher</text:span><text:span text:style-name="T7"> heads out the door with a bag and papers</text:span></text:p>
      <text:p text:style-name="Text_20_body"><text:span text:style-name="T2">Tenda</text:span>: Yoko Yoko Yoko wake up!!</text:p>
      <text:p text:style-name="Text_20_body"><text:span text:style-name="T6">Yoko</text:span><text:span text:style-name="T5"> wakes up and drool flys out out of her mouth towards Tenda</text:span></text:p>
      <text:p text:style-name="Text_20_body"><text:span text:style-name="T2">Tenda</text:span><text:span text:style-name="T1"> winces</text:span></text:p>
      <text:p text:style-name="Text_20_body"><text:span text:style-name="T2">Tenda</text:span>: Er... yeah.</text:p>
      <text:p text:style-name="Text_20_body"><text:span text:style-name="T2">Tenda</text:span>: PLAY GAMES WITH ME AND RABID!</text:p>
      <text:p text:style-name="Text_20_body"><text:span text:style-name="T6">Yoko</text:span>: What kind of games?</text:p>
      <text:p text:style-name="Text_20_body"><text:span text:style-name="T4">Rabid</text:span><text:span text:style-name="T3"> idly plays with Yoko's mane</text:span></text:p>
      <text:p text:style-name="Text_20_body"><text:span text:style-name="T10">Storm</text:span><text:span text:style-name="T9"> scoots around aimlessly in his own house :hurrr:</text:span></text:p>
      <text:p text:style-name="Text_20_body"><text:span text:style-name="T2">Tenda</text:span>: Uh, something with tying up. o-o</text:p>
      <text:p text:style-name="Text_20_body"><text:span text:style-name="T8">Watcher</text:span> changed name to <text:span text:style-name="T12">Unity</text:span></text:p>
      <text:p text:style-name="Text_20_body"><text:span text:style-name="T6">Yoko</text:span><text:span text:style-name="T5"> giggles and rubs her nose against Rabids</text:span></text:p>
      <text:p text:style-name="Text_20_body"><text:span text:style-name="T6">Yoko</text:span>: Does the game involve my body?</text:p>
      <text:p text:style-name="Text_20_body"><text:span text:style-name="T4">Rabid</text:span>: The focus will be on Tenda's body.</text:p>
      <text:p text:style-name="Text_20_body"><text:span text:style-name="T6">Yoko</text:span>: Oooh..even better...</text:p>
      <text:p text:style-name="Text_20_body"><text:soft-page-break/><text:span text:style-name="T2">Tenda</text:span>: o///o</text:p>
      <text:p text:style-name="Text_20_body"><text:span text:style-name="T2">Tenda</text:span><text:span text:style-name="T1"> buries her muzzle in the cushions of the couch as she blushes</text:span></text:p>
      <text:p text:style-name="Text_20_body"><text:span text:style-name="T12">Unity</text:span><text:span text:style-name="T11"> jumps around out side Yoko's house</text:span></text:p>
      <text:p text:style-name="Text_20_body"><text:span text:style-name="T4">Rabid</text:span><text:span text:style-name="T3"> pulls Tenda from the cushions and kisses her</text:span></text:p>
      <text:p text:style-name="Text_20_body"><text:span text:style-name="T2">Tenda</text:span><text:span text:style-name="T1"> meeps, then pulls away to hide her face again, this time under her hooves as well</text:span></text:p>
      <text:p text:style-name="Text_20_body"><text:span text:style-name="T6">Yoko</text:span><text:span text:style-name="T5"> notices something jumping outside her house and gets off the couch to go outside</text:span></text:p>
      <text:p text:style-name="Text_20_body"><text:span text:style-name="T2">Tenda</text:span>: I'm excited, don't get me wrong. Very excited. o-o</text:p>
      <text:p text:style-name="Text_20_body"><text:span text:style-name="T6">Yoko</text:span>: Excuse me, but why are you jumping around my house?</text:p>
      <text:p text:style-name="Text_20_body"><text:span text:style-name="T12">Unity</text:span><text:span text:style-name="T11"> quiets down and hides betweens his legs as he is afraid of Yoko still</text:span></text:p>
      <text:p text:style-name="Text_20_body"><text:span text:style-name="T6">Yoko</text:span><text:span text:style-name="T5"> laughs and pats Unity on the head</text:span></text:p>
      <text:p text:style-name="Text_20_body"><text:span text:style-name="T6">Yoko</text:span>: I won't hurt you!</text:p>
      <text:p text:style-name="Text_20_body"><text:span text:style-name="T6">Yoko</text:span>: (psst,shouldn't we go upstairs into my bedroom or something if we have visitors?)</text:p>
      <text:p text:style-name="Text_20_body"><text:span text:style-name="T2">Tenda</text:span>: (waiting for Rabid to wake up again :flail: )</text:p>
      <text:p text:style-name="Text_20_body"><text:span text:style-name="T12">Unity</text:span>: (Brb, doing some Mecha Engi)</text:p>
      <text:p text:style-name="Text_20_body"><text:span text:style-name="T6">Yoko</text:span>: (oh good then i'll just go back and side)</text:p>
      <text:p text:style-name="Text_20_body"><text:span text:style-name="T6">Yoko</text:span>: (inside*)</text:p>
      <text:p text:style-name="Text_20_body"><text:span text:style-name="T6">Yoko</text:span><text:span text:style-name="T5"> sighs as Unity continues to hide between his legs and Yoko goes back inside</text:span></text:p>
      <text:p text:style-name="Text_20_body"><text:span text:style-name="T13">Newblood</text:span> joined the chat 7 seconds ago</text:p>
      <text:p text:style-name="Text_20_body"><text:span text:style-name="T4">Rabid</text:span><text:span text:style-name="T3"> pulls Tenda back up again and holds her hoofs "Ah ah ah. Can't be hiding that gorgeous face, now can we?"</text:span></text:p>
      <text:p text:style-name="Text_20_body"><text:span text:style-name="T2">Tenda</text:span>: I guess not, eh-heh...</text:p>
      <text:p text:style-name="Text_20_body"><text:span text:style-name="T6">Yoko</text:span><text:span text:style-name="T5"> walks over to the couch and watches Rabid and Tenda</text:span></text:p>
      <text:p text:style-name="Text_20_body"><text:span text:style-name="T2">Tenda</text:span>: So unnh, what do we do?</text:p>
      <text:p text:style-name="Text_20_body"><text:span text:style-name="T2">Tenda</text:span>: And what is Yoko gonna do? o-o</text:p>
      <text:p text:style-name="Text_20_body"><text:span text:style-name="T6">Yoko</text:span>: I heard you liked being binded?</text:p>
      <text:p text:style-name="Text_20_body"><text:span text:style-name="T6">Yoko</text:span>: Maybe I could go get my rope and Rabid and I could bind you..</text:p>
      <text:p text:style-name="Text_20_body"><text:span text:style-name="T2">Tenda</text:span><text:span text:style-name="T1"> answers without turning towards Yoko, "I unnh, think I do, y-yeah..."</text:span></text:p>
      <text:p text:style-name="Text_20_body"><text:span text:style-name="T6">Yoko</text:span>: Alright then..</text:p>
      <text:p text:style-name="Text_20_body"><text:span text:style-name="T2">Tenda</text:span><text:span text:style-name="T1"> blinks rapidly a few times, finding it kind of hard to believe she is really doing this</text:span></text:p>
      <text:p text:style-name="Text_20_body"><text:span text:style-name="T4">Rabid</text:span><text:span text:style-name="T3"> holds Tenda's hooves behind her back and kisses up and down her chest</text:span></text:p>
      <text:p text:style-name="Text_20_body"><text:span text:style-name="T6">Yoko</text:span><text:span text:style-name="T5"> goes upstairs to her bedroom to grab some rope out of her closet and comes back down the stairs with rope and handcuffs</text:span></text:p>
      <text:p text:style-name="Text_20_body"><text:span text:style-name="T10">Storm</text:span><text:span text:style-name="T9"> resigns himself to reading</text:span></text:p>
      <text:p text:style-name="Text_20_body"><text:span text:style-name="T6">Yoko</text:span><text:span text:style-name="T5"> throws the handcuffs to Rabid and walks over to Tenda with the rope in hand</text:span></text:p>
      <text:p text:style-name="Text_20_body"><text:span text:style-name="T13">Newblood</text:span> joined the chat </text:p>
      <text:p text:style-name="Text_20_body"><text:span text:style-name="T6">Yoko</text:span>: Are you ready for this?</text:p>
      <text:p text:style-name="Text_20_body"><text:span text:style-name="T2">Tenda</text:span><text:span text:style-name="T1"> breathes a little faster, visibly growing excited</text:span></text:p>
      <text:p text:style-name="Text_20_body"><text:soft-page-break/><text:span text:style-name="T2">Tenda</text:span>: YeahokayI'mready. o-o;;;;</text:p>
      <text:p text:style-name="Text_20_body"><text:span text:style-name="T2">Tenda</text:span>: Should I... do something?</text:p>
      <text:p text:style-name="Text_20_body"><text:span text:style-name="T4">Rabid</text:span><text:span text:style-name="T3"> slips the handcuffs on Tenda while skill kissing her chest</text:span></text:p>
      <text:p text:style-name="Text_20_body"><text:span text:style-name="T2">Tenda</text:span><text:span text:style-name="T1"> squeaks as she hears the click of the lock, and tests them once... and then rattles them a bit more desperately</text:span></text:p>
      <text:p text:style-name="Text_20_body"><text:span text:style-name="T2">Tenda</text:span>: I didn't know unnh... those would be behind me...</text:p>
      <text:p text:style-name="Text_20_body"><text:span text:style-name="T2">Tenda</text:span><text:span text:style-name="T1"> shifts from sitting with her rear legs behind her, to in front of her, to back behind</text:span></text:p>
      <text:p text:style-name="Text_20_body"><text:span text:style-name="T2">Tenda</text:span><text:span text:style-name="T1"> rattles the cuffed hooves again</text:span></text:p>
      <text:p text:style-name="Text_20_body"><text:span text:style-name="T2">Tenda</text:span>: Fuh. o-o</text:p>
      <text:p text:style-name="Text_20_body"><text:span text:style-name="T4">Rabid</text:span><text:span text:style-name="T3"> holds Tenda's shoulders with his hooves and kisses her</text:span></text:p>
      <text:p text:style-name="Text_20_body"><text:span text:style-name="T6">Yoko</text:span><text:span text:style-name="T5"> laughs at Tenda's attempts to struggle</text:span></text:p>
      <text:p text:style-name="Text_20_body"><text:span text:style-name="T2">Tenda</text:span><text:span text:style-name="T1"> returns the kiss lukewarmly</text:span></text:p>
      <text:p text:style-name="Text_20_body"><text:span text:style-name="T6">Yoko</text:span>: It</text:p>
      <text:p text:style-name="Text_20_body"><text:span text:style-name="T2">Tenda</text:span><text:span text:style-name="T1"> continues blinking and breathing rapidly</text:span></text:p>
      <text:p text:style-name="Text_20_body"><text:span text:style-name="T6">Yoko</text:span><text:span text:style-name="T5"> laughs some more</text:span></text:p>
      <text:p text:style-name="P1">Newblood</text:p>
      <text:p text:style-name="Text_20_body"><text:bookmark text:name="X647_Y4YshHpybh2I:1"/><text:a xlink:type="simple" xlink:href="http://youtube.com/watch?v=4YshHpybh2I" office:target-frame-name="_BLANK" xlink:show="replace">http://youtube.com/watch?v=4YshHpybh2I</text:a></text:p>
      <text:p text:style-name="Text_20_body"><text:span text:style-name="T2">Tenda</text:span><text:span text:style-name="T1"> turns away from Yoko, feeling even more exposed and vulnerable than before</text:span></text:p>
      <text:p text:style-name="Text_20_body"><text:span text:style-name="T2">Tenda</text:span>: Her presence is unnh... really adding something. :nnghaloo:</text:p>
      <text:p text:style-name="Text_20_body"><text:span text:style-name="T6">Yoko</text:span>: What's the matter Tenda? Not used to me watching you play 'games' with Rabid?</text:p>
      <text:p text:style-name="Text_20_body"><text:span text:style-name="T2">Tenda</text:span>: I-I-I-It's just,..</text:p>
      <text:p text:style-name="Text_20_body"><text:span text:style-name="T2">Tenda</text:span>: I was r-really nervous... just telling HIM...</text:p>
      <text:p text:style-name="Text_20_body"><text:span text:style-name="T4">Rabid</text:span><text:span text:style-name="T3"> uses his back hoof to spread Tenda's hind legs as he kisses around her neck and shoulder</text:span></text:p>
      <text:p text:style-name="Text_20_body"><text:span text:style-name="T2">Tenda</text:span><text:span text:style-name="T1"> meeps, then quickly pulls her legs back together and crosses them</text:span></text:p>
      <text:p text:style-name="Text_20_body"><text:span text:style-name="T6">Yoko</text:span><text:span text:style-name="T5"> waits patiently with the rope and smiles at Tenda</text:span></text:p>
      <text:p text:style-name="Text_20_body"><text:span text:style-name="T2">Tenda</text:span><text:span text:style-name="T1"> hops back from Rabid a few times... only managing to move a few inches</text:span></text:p>
      <text:p text:style-name="Text_20_body"><text:span text:style-name="T6">Yoko</text:span><text:span text:style-name="T5"> lassos Tenda legs, bringing her to the floor</text:span></text:p>
      <text:p text:style-name="Text_20_body"><text:span text:style-name="T4">Rabid</text:span><text:span text:style-name="T3"> pulls Tenda back even closer than she was before and holds her legs open "Oh Yoko. We may be needing that rope."</text:span></text:p>
      <text:p text:style-name="Text_20_body"><text:span text:style-name="T2">Tenda</text:span><text:span text:style-name="T1"> lands with a thud and a whimper</text:span></text:p>
      <text:p text:style-name="Text_20_body"><text:span text:style-name="T2">Tenda</text:span>: I-I-I-I...</text:p>
      <text:p text:style-name="Text_20_body"><text:span text:style-name="T2">Tenda</text:span><text:span text:style-name="T1"> just continues stuttering</text:span></text:p>
      <text:p text:style-name="Text_20_body"><text:span text:style-name="T6">Yoko</text:span>: (whoops,i'm a bit of a quick draw)</text:p>
      <text:p text:style-name="Text_20_body"><text:span text:style-name="T2">Tenda</text:span><text:span text:style-name="T1"> clamps her mouth shut to avoid the embarrassing gesture :nnghaloo:</text:span></text:p>
      <text:p text:style-name="Text_20_body"><text:span text:style-name="T4">Rabid</text:span><text:span text:style-name="T3"> stands above Tenda and licks from the bottom of her belly up to her muzzle</text:span></text:p>
      <text:p text:style-name="Text_20_body"><text:span text:style-name="T4">Rabid</text:span>: You-you-you-you what?</text:p>
      <text:p text:style-name="Text_20_body"><text:span text:style-name="T12">Unity</text:span>: Wh-whats going on in there, Ms. Yoko?</text:p>
      <text:p text:style-name="Text_20_body"><text:soft-page-break/><text:span text:style-name="T2">Tenda</text:span><text:span text:style-name="T1"> tries to shimmy away from Rabid again, but just backs herself against the foot of the couch</text:span></text:p>
      <text:p text:style-name="Text_20_body"><text:span text:style-name="T2">Tenda</text:span><text:span text:style-name="T1"> blurts out before sealing her muzzle again, "IT'SJUSTSOMETHING."</text:span></text:p>
      <text:p text:style-name="Text_20_body"><text:span text:style-name="T6">Yoko</text:span><text:span text:style-name="T5"> hears a voice from outside and sighs, she leaves the living room again and goes outside to talk to Unity</text:span></text:p>
      <text:p text:style-name="Text_20_body"><text:span text:style-name="T6">Yoko</text:span>: We are just playing a game,Unity. May I ask that you go upstairs if you wish to come in?</text:p>
      <text:p text:style-name="Text_20_body"><text:span text:style-name="T2">Tenda</text:span><text:span text:style-name="T1"> kicks the loose lasso around her legs looser, but leaves it hanging around them as she is unsure how she would try to stand up with Rabid leaning over her</text:span></text:p>
      <text:p text:style-name="Text_20_body"><text:span text:style-name="T4">Rabid</text:span><text:span text:style-name="T3"> slowly walks above tenda and leans down</text:span></text:p>
      <text:p text:style-name="Text_20_body"><text:span text:style-name="T4">Rabid</text:span>: What is this "something" ?</text:p>
      <text:p text:style-name="Text_20_body"><text:span text:style-name="T12">Unity</text:span>: Y- Yes Ms. Yoko</text:p>
      <text:p text:style-name="Text_20_body"><text:span text:style-name="T2">Tenda</text:span>: Ahhh, ha-haha..ah...</text:p>
      <text:p text:style-name="Text_20_body"><text:span text:style-name="T6">Yoko</text:span><text:span text:style-name="T5"> allows Unity to enter her house and points to the stairs</text:span></text:p>
      <text:p text:style-name="Text_20_body"><text:span text:style-name="T2">Tenda</text:span><text:span text:style-name="T1"> weakly smiles, her blushing belying her true feelings, "M-Maybe I didn't think this through..?"</text:span></text:p>
      <text:p text:style-name="Text_20_body"><text:span text:style-name="T6">Yoko</text:span>: Now, don't come down if you hear any noises,got it?</text:p>
      <text:p text:style-name="Text_20_body"><text:span text:style-name="T4">Rabid</text:span><text:span text:style-name="T3"> slowly slides a hoof in circles over Tenda's chest before sliding it lower "A little late for thinking now, isn't it?"</text:span></text:p>
      <text:p text:style-name="Text_20_body"><text:span text:style-name="T12">Unity</text:span>: I-is Ms. Tenda here?</text:p>
      <text:p text:style-name="Text_20_body"><text:span text:style-name="T2">Tenda</text:span><text:span text:style-name="T1"> 's breath catches in her throat at first, and responds with her eyes towards the floor, "Yeah."</text:span></text:p>
      <text:p text:style-name="Text_20_body"><text:span text:style-name="T2">Tenda</text:span><text:span text:style-name="T1"> quirks her antennae upon hearing her name, and what sounds like a foal's voice</text:span></text:p>
      <text:p text:style-name="Text_20_body"><text:span text:style-name="T2">Tenda</text:span><text:span text:style-name="T1"> whispers now, unsure who else is hearing, "I mean I said that... bit about being at the mercy of others, so..."</text:span></text:p>
      <text:p text:style-name="Text_20_body"><text:span text:style-name="T2">Tenda</text:span><text:span text:style-name="T1"> laughs feebly, "I don't know if I could convince you I wanted you to stop anyway, eh-heh..."</text:span></text:p>
      <text:p text:style-name="Text_20_body"><text:span text:style-name="T2">Tenda</text:span><text:span text:style-name="T1"> continues, "Hooves in my mouth, pretty much."</text:span></text:p>
      <text:p text:style-name="Text_20_body"><text:span text:style-name="T6">Yoko</text:span>: U-Unity... Tenda can't talk to you right now... please go upstairs and watch some TV while we play our game..</text:p>
      <text:p text:style-name="Text_20_body"><text:span text:style-name="T6">Yoko</text:span><text:span text:style-name="T5"> pushes Unity towards the stairs</text:span></text:p>
      <text:p text:style-name="Text_20_body"><text:span text:style-name="T4">Rabid</text:span><text:span text:style-name="T3"> rubs a hoof over the tops of Tenda's thighs</text:span></text:p>
      <text:p text:style-name="Text_20_body"><text:span text:style-name="T2">Tenda</text:span><text:span text:style-name="T1"> is noticeably, lightly sweating despite the cool temperature of the room</text:span></text:p>
      <text:p text:style-name="Text_20_body"><text:span text:style-name="T2">Tenda</text:span><text:span text:style-name="T1"> shudders beneath Rabid's touch</text:span></text:p>
      <text:p text:style-name="Text_20_body"><text:span text:style-name="T10">Storm</text:span><text:span text:style-name="T9"> decides to take a walk outside, reading doing nothing to cure his ennui</text:span></text:p>
      <text:p text:style-name="Text_20_body"><text:span text:style-name="T12">Unity</text:span><text:span text:style-name="T11"> sadly walks up stairs, upset that he couldn't talk to Stormy or Tenda</text:span></text:p>
      <text:p text:style-name="Text_20_body"><text:span text:style-name="T10">Storm</text:span> joined the chat </text:p>
      <text:p text:style-name="Text_20_body"><text:span text:style-name="T6">Yoko</text:span><text:span text:style-name="T5"> sighs and returns to the 'game' that they are playing</text:span></text:p>
      <text:p text:style-name="Text_20_body"><text:span text:style-name="T6">Yoko</text:span>: That was so close...</text:p>
      <text:p text:style-name="Text_20_body"><text:span text:style-name="T2">Tenda</text:span><text:span text:style-name="T1"> shifts around on the floor as Yoko approaches</text:span></text:p>
      <text:p text:style-name="Text_20_body"><text:span text:style-name="T4">Rabid</text:span><text:span text:style-name="T3"> tries to hold Tenda still as she squirms</text:span></text:p>
      <text:p text:style-name="Text_20_body"><text:span text:style-name="T6">Yoko</text:span><text:span text:style-name="T5"> notices Tenda squirm on the floor and sighs</text:span></text:p>
      <text:p text:style-name="Text_20_body"><text:soft-page-break/><text:span text:style-name="T2">Tenda</text:span><text:span text:style-name="T1"> initially responds with more squirming, but it slowly dithers, her breathing also becoming more slow and regular</text:span></text:p>
      <text:p text:style-name="Text_20_body"><text:span text:style-name="T4">Rabid</text:span><text:span text:style-name="T3"> returns to stroking Tenda's thighs, lightly kissing her belly</text:span></text:p>
      <text:p text:style-name="Text_20_body"><text:span text:style-name="T2">Tenda</text:span><text:span text:style-name="T1"> bumps against the foot of the couch again</text:span></text:p>
      <text:p text:style-name="Text_20_body"><text:span text:style-name="T2">Tenda</text:span>: This, wow, ummmm...</text:p>
      <text:p text:style-name="Text_20_body"><text:span text:style-name="T2">Tenda</text:span><text:span text:style-name="T1"> trails off, looking up into Rabid's eyes</text:span></text:p>
      <text:p text:style-name="Text_20_body"><text:span text:style-name="T4">Rabid</text:span><text:span text:style-name="T3"> looks into Tenda's eyes and his hooves move the the inside of her thighs</text:span></text:p>
      <text:p text:style-name="Text_20_body"><text:span text:style-name="T6">Yoko</text:span><text:span text:style-name="T5"> sits down on the floor and waits for an opportunity to join in</text:span></text:p>
      <text:p text:style-name="Text_20_body"><text:span text:style-name="T8">Watcher</text:span> changed name to <text:span text:style-name="T12">Unity</text:span></text:p>
      <text:p text:style-name="Text_20_body"><text:span text:style-name="T2">Tenda</text:span><text:span text:style-name="T1"> pulls her legs underneath her, bringing herself to a sitting position, and pushing Rabid's hooves away... now openly grinning at Rabid</text:span></text:p>
      <text:p text:style-name="Text_20_body"><text:span text:style-name="T2">Tenda</text:span><text:span text:style-name="T1"> stifles a giggle, trying to hide her own enjoyment</text:span></text:p>
      <text:p text:style-name="Text_20_body"><text:span text:style-name="T4">Rabid</text:span><text:span text:style-name="T3"> grins, turning his head to the side "Yoko, some assistance please?"</text:span></text:p>
      <text:p text:style-name="Text_20_body"><text:span text:style-name="T2">Tenda</text:span><text:span text:style-name="T1"> 's expression flatlines at the reminder Yoko is there as well</text:span></text:p>
      <text:p text:style-name="Text_20_body"><text:span text:style-name="T12">Unity</text:span> changed name to <text:span text:style-name="T8">Watcher</text:span></text:p>
      <text:p text:style-name="Text_20_body"><text:span text:style-name="T6">Yoko</text:span><text:span text:style-name="T5"> holds Tenda down,pinning her legs and arms to the ground</text:span></text:p>
      <text:p text:style-name="Text_20_body"><text:span text:style-name="T2">Tenda</text:span>: ff</text:p>
      <text:p text:style-name="Text_20_body"><text:span text:style-name="T8">Watcher</text:span>: (I wanted the threesome :wait: )</text:p>
      <text:p text:style-name="Text_20_body"><text:span text:style-name="T2">Tenda</text:span>: Uhh-hhhhh...</text:p>
      <text:p text:style-name="Text_20_body"><text:span text:style-name="T4">Rabid</text:span>: (i'm sure watcher can visit and live up to her name :celmmmf: )</text:p>
      <text:p text:style-name="Text_20_body"><text:span text:style-name="T10">Storm</text:span>: (In due time :hurrr: )</text:p>
      <text:p text:style-name="Text_20_body"><text:span text:style-name="T2">Tenda</text:span>: (how much rope do we have :good: )</text:p>
      <text:p text:style-name="Text_20_body"><text:span text:style-name="T10">Storm</text:span><text:span text:style-name="T9"> walks back home, having exhausted his list of "places to walk by and stare at creepily"</text:span></text:p>
      <text:p text:style-name="Text_20_body"><text:span text:style-name="T6">Yoko</text:span>: (lots of rope)</text:p>
      <text:p text:style-name="Text_20_body"><text:span text:style-name="T4">Rabid</text:span>: (all of the rope)</text:p>
      <text:p text:style-name="Text_20_body"><text:span text:style-name="T2">Tenda</text:span>: (BONDAGE PARTY)</text:p>
      <text:p text:style-name="Text_20_body"><text:span text:style-name="T4">Rabid</text:span><text:span text:style-name="T3"> teases Tenda with a hoof</text:span></text:p>
      <text:p text:style-name="Text_20_body"><text:span text:style-name="T8">Watcher</text:span>: (Her priority is going home... But I'm not against that idea :rariwat: )</text:p>
      <text:p text:style-name="Text_20_body"><text:span text:style-name="T8">Watcher</text:span><text:span text:style-name="T7"> returns home, slamming the door open</text:span></text:p>
      <text:p text:style-name="Text_20_body"><text:span text:style-name="T2">Tenda</text:span><text:span text:style-name="T1"> swallows hard, shaking a bit beneath Yoko's pin</text:span></text:p>
      <text:p text:style-name="Text_20_body"><text:span text:style-name="T10">Storm</text:span>: O-O</text:p>
      <text:p text:style-name="Text_20_body"><text:span text:style-name="T2">Tenda</text:span>: YeahunnhIwasgonnasay</text:p>
      <text:p text:style-name="Text_20_body"><text:span text:style-name="T8">Watcher</text:span>: I'm home!</text:p>
      <text:p text:style-name="Text_20_body"><text:span text:style-name="T10">Storm</text:span>: :sweetieyes: You're back!</text:p>
      <text:p text:style-name="Text_20_body"><text:span text:style-name="T10">Storm</text:span><text:span text:style-name="T9"> has entered literally minutes before her :hurrr:</text:span></text:p>
      <text:p text:style-name="Text_20_body"><text:span text:style-name="T2">Tenda</text:span><text:span text:style-name="T1"> takes a deep but hurried breath, and starts talking rapidly seemingly to no one in particular</text:span></text:p>
      <text:p text:style-name="Text_20_body"><text:span text:style-name="T2">Tenda</text:span>: This is all really fun and I'm having a really good time and Yoko is here and it feels really neat and Yoko is here and you're here and you're doing that thing and</text:p>
      <text:p text:style-name="Text_20_body"><text:soft-page-break/><text:span text:style-name="T2">Tenda</text:span>: --and--</text:p>
      <text:p text:style-name="Text_20_body"><text:span text:style-name="T10">Storm</text:span><text:span text:style-name="T9"> rushes and hugs Watcher</text:span></text:p>
      <text:p text:style-name="Text_20_body"><text:span text:style-name="T8">Watcher</text:span>: Yep! I got to come home early from the trip! :sweetieyes:</text:p>
      <text:p text:style-name="Text_20_body"><text:span text:style-name="T6">Yoko</text:span><text:span text:style-name="T5"> rolls her eyes</text:span></text:p>
      <text:p text:style-name="Text_20_body"><text:span text:style-name="T2">Tenda</text:span>: I appreciate the attention you're giving me and it's really nice and it's all really good I'm having a really good time and</text:p>
      <text:p text:style-name="Text_20_body"><text:span text:style-name="T2">Tenda</text:span>: --and--</text:p>
      <text:p text:style-name="Text_20_body"><text:span text:style-name="T2">Tenda</text:span><text:span text:style-name="T1"> takes another fast breath</text:span></text:p>
      <text:p text:style-name="Text_20_body"><text:span text:style-name="T10">Storm</text:span>: That's awesome!</text:p>
      <text:p text:style-name="Text_20_body"><text:span text:style-name="T2">Tenda</text:span>: I don't know this is kind of happening fast this isn't I mean no I mean it's like yeah but</text:p>
      <text:p text:style-name="Text_20_body"><text:span text:style-name="T2">Tenda</text:span><text:span text:style-name="T1"> trails off</text:span></text:p>
      <text:p text:style-name="Text_20_body"><text:span text:style-name="T4">Rabid</text:span><text:span text:style-name="T3"> quickly puts his hoof in Tenda's mouth</text:span></text:p>
      <text:p text:style-name="Text_20_body"><text:span text:style-name="T2">Tenda</text:span><text:span text:style-name="T1"> ff</text:span></text:p>
      <text:p text:style-name="Text_20_body"><text:span text:style-name="T6">Yoko</text:span><text:span text:style-name="T5"> sighs in relief</text:span></text:p>
      <text:p text:style-name="Text_20_body"><text:span text:style-name="T4">Rabid</text:span><text:span text:style-name="T3"> looks at Yoko "Maybe we need a gag."</text:span></text:p>
      <text:p text:style-name="Text_20_body"><text:span text:style-name="T2">Tenda</text:span><text:span text:style-name="T1"> has one of those many moments she wonders why she wasn't gifted with _teeth_ upon her transformation</text:span></text:p>
      <text:p text:style-name="Text_20_body"><text:span text:style-name="T10">Storm</text:span>: Hmm...</text:p>
      <text:p text:style-name="Text_20_body"><text:span text:style-name="T6">Yoko</text:span><text:span text:style-name="T5"> nods and goes up stairs to grab a ballgag</text:span></text:p>
      <text:p text:style-name="Text_20_body"><text:span text:style-name="T2">Tenda</text:span><text:span text:style-name="T1"> shakes her head rapidly</text:span></text:p>
      <text:p text:style-name="Text_20_body"><text:span text:style-name="T8">Watcher</text:span>: The boss... Apparently had to go to some funeral, apparently his brother was a gaurs that got killed while patrolling. :sweetieyes:</text:p>
      <text:p text:style-name="Text_20_body"><text:span text:style-name="T2">Tenda</text:span>: Nn-mm-nn!</text:p>
      <text:p text:style-name="Text_20_body"><text:span text:style-name="T10">Storm</text:span>: (( If you wanted teeth, you shoulda mentioned it to meh :flail: :hurrr: ))</text:p>
      <text:p text:style-name="Text_20_body"><text:span text:style-name="T4">Rabid</text:span><text:span text:style-name="T3"> climbs on top of Tenda, pinning her down with his hoof in her mouth</text:span></text:p>
      <text:p text:style-name="Text_20_body"><text:span text:style-name="T8">Watcher</text:span>: *gaurd (auto...)</text:p>
      <text:p text:style-name="Text_20_body"><text:span text:style-name="T10">Storm</text:span>: Oh, that sounds...neat.</text:p>
      <text:p text:style-name="Text_20_body"><text:span text:style-name="T6">Yoko</text:span><text:span text:style-name="T5"> comes back down with a ballgag and throws it to Rabid</text:span></text:p>
      <text:p text:style-name="Text_20_body"><text:span text:style-name="T2">Tenda</text:span><text:span text:style-name="T1"> shakes her head even more forcefully while slobbering over Rabid's hoof trying to sneak a word out edgewise</text:span></text:p>
      <text:p text:style-name="Text_20_body"><text:span text:style-name="T8">Watcher</text:span>: Yeah... Heard it was a bloody mess :wtf:</text:p>
      <text:p text:style-name="Text_20_body"><text:span text:style-name="T4">Rabid</text:span><text:span text:style-name="T3"> catches it with hiis free hoof and takes his hoof out of Tenda's mouth</text:span></text:p>
      <text:p text:style-name="Text_20_body"><text:span text:style-name="T4">Rabid</text:span>: I'm sorry dear. What?</text:p>
      <text:p text:style-name="Text_20_body"><text:span text:style-name="T2">Tenda</text:span>: I REALLY LIKE TALKING YOU KNOW THAT ABOUT ME.</text:p>
      <text:p text:style-name="Text_20_body"><text:span text:style-name="T2">Tenda</text:span><text:span text:style-name="T1"> grimaces</text:span></text:p>
      <text:p text:style-name="Text_20_body"><text:span text:style-name="T2">Tenda</text:span>: If I can't talk my way through this I don't know what I'm going to do!</text:p>
      <text:p text:style-name="Text_20_body"><text:span text:style-name="T2">Tenda</text:span>: I can't do anything else right now!!</text:p>
      <text:p text:style-name="Text_20_body"><text:span text:style-name="T2">Tenda</text:span>: I...uh...</text:p>
      <text:p text:style-name="Text_20_body"><text:soft-page-break/><text:span text:style-name="T4">Rabid</text:span>: You also talk too much.</text:p>
      <text:p text:style-name="Text_20_body"><text:span text:style-name="T2">Tenda</text:span><text:span text:style-name="T1"> 's antennae droop to the side</text:span></text:p>
      <text:p text:style-name="Text_20_body"><text:span text:style-name="T2">Tenda</text:span>: Ohokay.</text:p>
      <text:p text:style-name="Text_20_body"><text:span text:style-name="T2">Tenda</text:span>: How about I just talk less then?</text:p>
      <text:p text:style-name="Text_20_body"><text:span text:style-name="T6">Yoko</text:span><text:span text:style-name="T5"> nods</text:span></text:p>
      <text:p text:style-name="Text_20_body"><text:span text:style-name="T8">Watcher</text:span>: By the way, did you see a little red foal Storm? He looked kinda lonely.</text:p>
      <text:p text:style-name="Text_20_body"><text:span text:style-name="T2">Tenda</text:span>: I could definitely moderate the amount of talking that I do, that's not a problem!</text:p>
      <text:p text:style-name="Text_20_body"><text:span text:style-name="T2">Tenda</text:span>: We can have a happy compromise!</text:p>
      <text:p text:style-name="Text_20_body"><text:span text:style-name="T4">Rabid</text:span>: You're doing it again.</text:p>
      <text:p text:style-name="Text_20_body"><text:span text:style-name="T10">Storm</text:span>: Uh...no, I don't recall...</text:p>
      <text:p text:style-name="Text_20_body"><text:span text:style-name="T10">Storm</text:span>: :ponder:</text:p>
      <text:p text:style-name="Text_20_body"><text:span text:style-name="T2">Tenda</text:span><text:span text:style-name="T1"> meeps</text:span></text:p>
      <text:p text:style-name="Text_20_body"><text:span text:style-name="T2">Tenda</text:span>: Okay I will talk less.</text:p>
      <text:p text:style-name="Text_20_body"><text:span text:style-name="T6">Yoko</text:span><text:span text:style-name="T5"> wonders if she should get more tools</text:span></text:p>
      <text:p text:style-name="Text_20_body"><text:span text:style-name="T2">Tenda</text:span><text:span text:style-name="T1"> forces a grin, trying to show she is NOT TALKING RIGHT NOW!</text:span></text:p>
      <text:p text:style-name="Text_20_body"><text:span text:style-name="T4">Rabid</text:span><text:span text:style-name="T3"> pats the side of Tenda's face hard "Good."</text:span></text:p>
      <text:p text:style-name="Text_20_body"><text:span text:style-name="T8">Watcher</text:span>: Oh... I tried talking to him but he just hide like he saw a monster.</text:p>
      <text:p text:style-name="Text_20_body"><text:span text:style-name="T8">Watcher</text:span>: Oh... I tried talking to him but he just hide like he saw a monster.</text:p>
      <text:p text:style-name="Text_20_body"><text:span text:style-name="T2">Tenda</text:span><text:span text:style-name="T1"> gives a quiet sigh of relief</text:span></text:p>
      <text:p text:style-name="Text_20_body"><text:span text:style-name="T4">Rabid</text:span><text:span text:style-name="T3"> moves his leg so its inbtween Tenda's, rubbing up between her thighs</text:span></text:p>
      <text:p text:style-name="Text_20_body"><text:span text:style-name="T2">Tenda</text:span><text:span text:style-name="T1"> is able to, again, pull her legs away from Rabid, now that Yoko is no longer present</text:span></text:p>
      <text:p text:style-name="Text_20_body"><text:span text:style-name="T2">Tenda</text:span>: (or presently holding her there, anyway &gt;​_&gt;​ )</text:p>
      <text:p text:style-name="Text_20_body"><text:span text:style-name="T13">Newblood</text:span> joined the chat </text:p>
      <text:p text:style-name="Text_20_body"><text:span text:style-name="T2">Tenda</text:span>: Areyougonnadothatpartwit​hYokohere?</text:p>
      <text:p text:style-name="Text_20_body"><text:span text:style-name="T8">Watcher</text:span>: (Btw, you know that gaurd I was talking about was the one she killed yesterday?)</text:p>
      <text:p text:style-name="Text_20_body"><text:span text:style-name="T10">Storm</text:span>: (Well, duh)</text:p>
      <text:p text:style-name="Text_20_body"><text:span text:style-name="T10">Storm</text:span>: (That's an odd coincidence, though)</text:p>
      <text:p text:style-name="Text_20_body"><text:span text:style-name="T4">Rabid</text:span>: I'm gonna do every part with Yoko here. Yoko might even do that part too.</text:p>
      <text:p text:style-name="Text_20_body"><text:span text:style-name="T8">Watcher</text:span>: (:hurrr:)</text:p>
      <text:p text:style-name="Text_20_body"><text:span text:style-name="T6">Yoko</text:span><text:span text:style-name="T5"> sighs and pins down Tenda again,making sure she can't move her legs</text:span></text:p>
      <text:p text:style-name="Text_20_body"><text:span text:style-name="T2">Tenda</text:span>: Hey okay I no I guess okay that part might have been kind of implied, but I hardly definitely did not I mean I didn't agree to that EXPLICITLY!</text:p>
      <text:p text:style-name="Text_20_body"><text:span text:style-name="T2">Tenda</text:span>: I mean okay I no that's okay, I'm okay with...don't tell Yoko...</text:p>
      <text:p text:style-name="Text_20_body"><text:span text:style-name="T2">Tenda</text:span>: No, I mean, Yoko's here...listening anyway...</text:p>
      <text:p text:style-name="Text_20_body"><text:span text:style-name="T10">Storm</text:span>: So...</text:p>
      <text:p text:style-name="Text_20_body"><text:span text:style-name="T2">Tenda</text:span><text:span text:style-name="T1"> trails off again, catching herself rambling again :nnghaloo:</text:span></text:p>
      <text:p text:style-name="Text_20_body"><text:span text:style-name="T8">Watcher</text:span><text:span text:style-name="T7"> jumps on Stormy's lap and gives a cute smile "So?"</text:span></text:p>
      <text:p text:style-name="P1"><text:soft-page-break/>Newblood</text:p>
      <text:p text:style-name="Text_20_body"><text:bookmark text:name="X647_YWM8bTdBs-cw:1"/><text:a xlink:type="simple" xlink:href="http://youtube.com/watch?v=WM8bTdBs-cw" office:target-frame-name="_BLANK" xlink:show="replace">http://youtube.com/watch?v=WM8bTdBs-cw</text:a></text:p>
      <text:p text:style-name="Text_20_body"><text:span text:style-name="T4">Rabid</text:span>: You know, Yoko. If you just tied her legs to something you could join in on the fun too.</text:p>
      <text:p text:style-name="Text_20_body"><text:span text:style-name="T2">Tenda</text:span>: Wait, what? I didn't think of that!</text:p>
      <text:p text:style-name="Text_20_body"><text:span text:style-name="T6">Yoko</text:span><text:span text:style-name="T5"> wonders why she brought the ballgag down in the first place if it's not going to be used</text:span></text:p>
      <text:p text:style-name="Text_20_body"><text:span text:style-name="T2">Tenda</text:span>: I didn't think of that one!!</text:p>
      <text:p text:style-name="Text_20_body"><text:span text:style-name="T10">Storm</text:span>: :trarkmmmmf:</text:p>
      <text:p text:style-name="Text_20_body"><text:span text:style-name="T6">Yoko</text:span><text:span text:style-name="T5"> looks around for something to tie Tenda down to</text:span></text:p>
      <text:p text:style-name="Text_20_body"><text:span text:style-name="T8">Watcher</text:span>: (Watcher likes bondage :rariwat: )</text:p>
      <text:p text:style-name="Text_20_body"><text:span text:style-name="T4">Rabid</text:span>: (how about rope? :hurrr: )</text:p>
      <text:p text:style-name="Text_20_body"><text:span text:style-name="T4">Rabid</text:span><text:span text:style-name="T3"> looks at Tenda "One more ramble like that and I /am/ gagging you."</text:span></text:p>
      <text:p text:style-name="Text_20_body"><text:span text:style-name="T6">Yoko</text:span><text:span text:style-name="T5"> grabs some rope from underneath the couch and hands it to Rabid</text:span></text:p>
      <text:p text:style-name="Text_20_body"><text:span text:style-name="T6">Yoko</text:span>: Try to tie her down to something.. I don't see anything nearby...</text:p>
      <text:p text:style-name="Text_20_body"><text:span text:style-name="T2">Tenda</text:span><text:span text:style-name="T1"> nods over and over</text:span></text:p>
      <text:p text:style-name="Text_20_body"><text:span text:style-name="T10">Storm</text:span>: (So does Stormet....every female character, it would seem :rariwat: )</text:p>
      <text:p text:style-name="Text_20_body"><text:span text:style-name="T4">Rabid</text:span><text:span text:style-name="T3"> ties each of Tenda's hindlegs to a leg of the couch, spreading her wide</text:span></text:p>
      <text:p text:style-name="Text_20_body"><text:span text:style-name="T2">Tenda</text:span><text:span text:style-name="T1"> gives a groan that ends more like a whimper</text:span></text:p>
      <text:p text:style-name="Text_20_body"><text:span text:style-name="T8">Watcher</text:span>: ( :hurrr: And yet Storm, you don't do that to Watcher... Even though she asks you... And dresses in a maid outfit, asking for you to do anything to her )</text:p>
      <text:p text:style-name="Text_20_body"><text:span text:style-name="T6">Yoko</text:span>: (The legs of the couch.. Why didn't I think about that?)</text:p>
      <text:p text:style-name="Text_20_body"><text:span text:style-name="T2">Tenda</text:span><text:span text:style-name="T1"> pulls against the slack in the ropes, whimpering again with the tautness</text:span></text:p>
      <text:p text:style-name="Text_20_body"><text:span text:style-name="T10">Storm</text:span>: (Storm=/=Stormette :hurrr: )</text:p>
      <text:p text:style-name="Text_20_body"><text:span text:style-name="T4">Rabid</text:span><text:span text:style-name="T3"> looks down between Tenda's well spread legs</text:span></text:p>
      <text:p text:style-name="Text_20_body"><text:span text:style-name="T8">Watcher</text:span>: (Storm has to be the littlest bit creative, he's had 300 years)</text:p>
      <text:p text:style-name="Text_20_body"><text:span text:style-name="T6">Yoko</text:span><text:span text:style-name="T5"> sits down on Tenda's neck with her legs wrapped around her head</text:span></text:p>
      <text:p text:style-name="Text_20_body"><text:span text:style-name="T2">Tenda</text:span><text:span text:style-name="T1"> gives a defiant kick against the ropes as she notices Rabid nosing around behind her, but then grows much more panicked and focused on Yoko</text:span></text:p>
      <text:p text:style-name="Text_20_body"><text:span text:style-name="T2">Tenda</text:span>: ...having fun yet...Yoko...</text:p>
      <text:p text:style-name="Text_20_body"><text:span text:style-name="T6">Yoko</text:span>: I havn't yet..</text:p>
      <text:p text:style-name="Text_20_body"><text:span text:style-name="T8">Watcher</text:span><text:span text:style-name="T7"> stares at Stormy, curious to what he has to say</text:span></text:p>
      <text:p text:style-name="Text_20_body"><text:span text:style-name="T2">Tenda</text:span><text:span text:style-name="T1"> tries to hide her own grin, contorting her face strangely</text:span></text:p>
      <text:p text:style-name="Text_20_body"><text:span text:style-name="T6">Yoko</text:span>: Start licking my thighs,and maybe I will.</text:p>
      <text:p text:style-name="P1">Newblood</text:p>
      <text:p text:style-name="Text_20_body"><text:bookmark text:name="X647_YWYdzSDzGF1I:1"/><text:a xlink:type="simple" xlink:href="http://youtube.com/watch?v=WYdzSDzGF1I" office:target-frame-name="_BLANK" xlink:show="replace">http://youtube.com/watch?v=WYdzSDzGF1I</text:a></text:p>
      <text:p text:style-name="Text_20_body"><text:span text:style-name="T2">Tenda</text:span><text:span text:style-name="T1"> very slowly stretches her long tongue towards Yoko's thigh, but doesn't quite touch</text:span></text:p>
      <text:p text:style-name="Text_20_body"><text:span text:style-name="T10">Storm</text:span>: :wingboner: Is the doorway really the best place for this?</text:p>
      <text:p text:style-name="Text_20_body"><text:span text:style-name="T6">Yoko</text:span><text:span text:style-name="T5"> sighs</text:span></text:p>
      <text:p text:style-name="Text_20_body"><text:soft-page-break/><text:span text:style-name="T4">Rabid</text:span><text:span text:style-name="T3"> teasling licks from Tenda's plothole to the top of her marehood</text:span></text:p>
      <text:p text:style-name="Text_20_body"><text:span text:style-name="T2">Tenda</text:span><text:span text:style-name="T1"> 's tongue extends further with the sensation of Rabid's own against her, initially involuntarily slapping against Yoko's thigh, at which point she reluctantly moves it across once before quickly closing her mouth</text:span></text:p>
      <text:p text:style-name="Text_20_body"><text:span text:style-name="T8">Watcher</text:span>: What ever do you mean? I'm just sitting on you... With no work... And it's just you and I :good:</text:p>
      <text:p text:style-name="Text_20_body"><text:span text:style-name="T6">Yoko</text:span><text:span text:style-name="T5"> grabs on to Tenda's face and looks her in the eyes</text:span></text:p>
      <text:p text:style-name="Text_20_body"><text:span text:style-name="T6">Yoko</text:span>: What's wrong,moth princess?</text:p>
      <text:p text:style-name="Text_20_body"><text:span text:style-name="T2">Tenda</text:span><text:span text:style-name="T1"> visibly cringes upon hearing those words</text:span></text:p>
      <text:p text:style-name="Text_20_body"><text:span text:style-name="T2">Tenda</text:span>: Y-you're not allowed to call me that!</text:p>
      <text:p text:style-name="Text_20_body"><text:span text:style-name="T2">Tenda</text:span>: That's not for you!</text:p>
      <text:p text:style-name="Text_20_body"><text:span text:style-name="T4">Rabid</text:span><text:span text:style-name="T3"> swirls his hoof in circles on Tenda's marehood</text:span></text:p>
      <text:p text:style-name="Text_20_body"><text:span text:style-name="T4">Rabid</text:span>: Yoko, do you have a cache of toys somewhere?</text:p>
      <text:p text:style-name="Text_20_body"><text:span text:style-name="T10">Storm</text:span><text:span text:style-name="T9"> reaches over behind him and locks the door :rariwat:</text:span></text:p>
      <text:p text:style-name="Text_20_body"><text:span text:style-name="T2">Tenda</text:span><text:span text:style-name="T1"> coos, trying to avert her own gaze from Yoko's but unable to</text:span></text:p>
      <text:p text:style-name="Text_20_body"><text:span text:style-name="T2">Tenda</text:span>: R-Rabid, come on, there's... Yoko's up here, and you're doing that down... there...</text:p>
      <text:p text:style-name="Text_20_body"><text:span text:style-name="T2">Tenda</text:span>: This is kind of getting c-confusing!</text:p>
      <text:p text:style-name="Text_20_body"><text:span text:style-name="T6">Yoko</text:span><text:span text:style-name="T5"> thankfully has a box of toys in a small closet nearby</text:span></text:p>
      <text:p text:style-name="Text_20_body"><text:span text:style-name="T2">Tenda</text:span>: And she said 'princess,' and that made me t-think of somepony else, too...</text:p>
      <text:p text:style-name="Text_20_body"><text:span text:style-name="T8">Watcher</text:span><text:span text:style-name="T7"> stares seductively at Storm, resting her whooves on his soldiers</text:span></text:p>
      <text:p text:style-name="Text_20_body"><text:span text:style-name="T6">Yoko</text:span><text:span text:style-name="T5"> points to the small closet</text:span></text:p>
      <text:p text:style-name="Text_20_body"><text:span text:style-name="T2">Tenda</text:span>: It's just getting really complicated! Really fast!</text:p>
      <text:p text:style-name="Text_20_body"><text:span text:style-name="T2">Tenda</text:span>: This is more kinds of feelings than I thought!</text:p>
      <text:p text:style-name="Text_20_body"><text:span text:style-name="T2">Tenda</text:span>: And it's getting really warm in here!</text:p>
      <text:p text:style-name="Text_20_body"><text:span text:style-name="T2">Tenda</text:span>: We need to o-open a window or something!</text:p>
      <text:p text:style-name="Text_20_body"><text:span text:style-name="T2">Tenda</text:span><text:span text:style-name="T1"> kicks her legs a few times</text:span></text:p>
      <text:p text:style-name="Text_20_body"><text:span text:style-name="T6">Yoko</text:span><text:span text:style-name="T5"> sighs</text:span></text:p>
      <text:p text:style-name="Text_20_body"><text:span text:style-name="T2">Tenda</text:span>: It's just so CRAMPED, I mean, it's, it's...I'llshutup...</text:p>
      <text:p text:style-name="Text_20_body"><text:span text:style-name="T4">Rabid</text:span><text:span text:style-name="T3"> trots over the the closes and picks something up in his hoof, keeping it hidden from Tenda, and walks back over before putting the gag in Tenda's mouth.</text:span></text:p>
      <text:p text:style-name="Text_20_body"><text:span text:style-name="T2">Tenda</text:span><text:span text:style-name="T1"> vehemently protests behind the gag, but quickly stops as she realizes how hard it is to breathe doing that while she can only really breathe through her nose meanwhile</text:span></text:p>
      <text:p text:style-name="Text_20_body"><text:span text:style-name="T2">Tenda</text:span>: Nn.</text:p>
      <text:p text:style-name="Text_20_body"><text:span text:style-name="T2">Tenda</text:span>: N.</text:p>
      <text:p text:style-name="Text_20_body"><text:span text:style-name="T2">Tenda</text:span>: M.</text:p>
      <text:p text:style-name="Text_20_body"><text:span text:style-name="T4">Rabid</text:span><text:span text:style-name="T3"> starts to push something against Tenda's plothole</text:span></text:p>
      <text:p text:style-name="Text_20_body"><text:span text:style-name="T2">Tenda</text:span><text:span text:style-name="T1"> gives a muffled grunt</text:span></text:p>
      <text:p text:style-name="Text_20_body"><text:span text:style-name="T2">Tenda</text:span><text:span text:style-name="T1"> rattles both the cuffs and her legs again</text:span></text:p>
      <text:p text:style-name="Text_20_body"><text:soft-page-break/><text:span text:style-name="T10">Storm</text:span><text:span text:style-name="T9"> leans against Watcher, not wanting this /here/ :rariwat:</text:span></text:p>
      <text:p text:style-name="Text_20_body"><text:span text:style-name="T6">Yoko</text:span><text:span text:style-name="T5"> glares at Tenda,shaking her head</text:span></text:p>
      <text:p text:style-name="Text_20_body"><text:span text:style-name="T4">Rabid</text:span><text:span text:style-name="T3"> smiles at Tenda as he continues pushing, the object pushes in, getting wider, then suddenly thinner as its fully inserted.</text:span></text:p>
      <text:p text:style-name="Text_20_body"><text:span text:style-name="T10">Storm</text:span>: (Oh my :good: )</text:p>
      <text:p text:style-name="Text_20_body"><text:span text:style-name="T2">Tenda</text:span><text:span text:style-name="T1"> makes a few more muffled noises as she adjusts to the presence of the intrusion, running over the idea it's nothing it's nothing in her mind to try and remain calm</text:span></text:p>
      <text:p text:style-name="Text_20_body"><text:span text:style-name="T10">Storm</text:span><text:span text:style-name="T9"> faces Watcher eye-to-eye, staring back at her just as seductively</text:span></text:p>
      <text:p text:style-name="Text_20_body"><text:span text:style-name="T10">Storm</text:span>: Still got that box under the bed? :rariwat:</text:p>
      <text:p text:style-name="Text_20_body"><text:span text:style-name="T8">Watcher</text:span>: (Is it a butt plug which you're gonna make her walk around in? :hurrr: )</text:p>
      <text:p text:style-name="Text_20_body"><text:span text:style-name="T8">Watcher</text:span><text:span text:style-name="T7"> nods her head slowly</text:span></text:p>
      <text:p text:style-name="Text_20_body"><text:span text:style-name="T2">Tenda</text:span>: (*suddenly the center of ALL the attention :wtf: *)</text:p>
      <text:p text:style-name="Text_20_body"><text:span text:style-name="T8">Watcher</text:span>: It sure is... Hasn't been used in a while :good:</text:p>
      <text:p text:style-name="Text_20_body"><text:span text:style-name="T4">Rabid</text:span><text:span text:style-name="T3"> shows both hooves to tenda and pushes against the base of the plug with his belly "Look, Tenda. No hooves!" and smirks</text:span></text:p>
      <text:p text:style-name="Text_20_body"><text:span text:style-name="T10">Storm</text:span>: and you know what's in the box, riiiight? :good:</text:p>
      <text:p text:style-name="Text_20_body"><text:span text:style-name="T2">Tenda</text:span>: ( :good: )</text:p>
      <text:p text:style-name="Text_20_body"><text:span text:style-name="T10">Storm</text:span>: Ah, well...let's put it to use, then. :ultragood:</text:p>
      <text:p text:style-name="Text_20_body"><text:span text:style-name="T2">Tenda</text:span><text:span text:style-name="T1"> groans lowly and protractedly</text:span></text:p>
      <text:p text:style-name="Text_20_body"><text:span text:style-name="T8">Watcher</text:span>: Mind getting it, Hun? :good:</text:p>
      <text:p text:style-name="Text_20_body"><text:span text:style-name="T10">Storm</text:span>: (We got a motherbucking badass showoff over here :visiblyimpressed: )</text:p>
      <text:p text:style-name="Text_20_body"><text:span text:style-name="T10">Storm</text:span>: Oh, sure...</text:p>
      <text:p text:style-name="Text_20_body"><text:span text:style-name="T4">Rabid</text:span><text:span text:style-name="T3"> reaches over Tenda and lightly strokes Yoko's teats</text:span></text:p>
      <text:p text:style-name="Text_20_body"><text:span text:style-name="T10">Storm</text:span><text:span text:style-name="T9"> goes to the bed and searches under it</text:span></text:p>
      <text:p text:style-name="Text_20_body"><text:span text:style-name="T6">Yoko</text:span><text:span text:style-name="T5"> blushes and leans over to Rabid for a kiss</text:span></text:p>
      <text:p text:style-name="Text_20_body"><text:span text:style-name="T8">Watcher</text:span>: (Could of used magic :hurrr: )</text:p>
      <text:p text:style-name="Text_20_body"><text:span text:style-name="T4">Rabid</text:span><text:span text:style-name="T3"> kisses Yoko</text:span></text:p>
      <text:p text:style-name="Text_20_body"><text:span text:style-name="T10">Storm</text:span>: (Pssh, then you wouldn't get to stare at his glorious derriere :rariwat:)</text:p>
      <text:p text:style-name="Text_20_body"><text:span text:style-name="T2">Tenda</text:span><text:span text:style-name="T1"> rattles her cuffs noisily, curious what in the world the two pones she can't see are doing above her</text:span></text:p>
      <text:p text:style-name="Text_20_body"><text:span text:style-name="T4">Rabid</text:span><text:span text:style-name="T3"> takes the gag off Tenda "Now since I'm being so nice to you by taking that off, why don't you put that crazy tongue of yours to good use?"</text:span></text:p>
      <text:p text:style-name="Text_20_body"><text:span text:style-name="T2">Tenda</text:span>: Yeskay.</text:p>
      <text:p text:style-name="Text_20_body"><text:span text:style-name="T2">Tenda</text:span>: Thankyou.</text:p>
      <text:p text:style-name="Text_20_body"><text:span text:style-name="T4">Rabid</text:span><text:span text:style-name="T3"> spanks the inside of Tenda's thigh</text:span></text:p>
      <text:p text:style-name="Text_20_body"><text:span text:style-name="T2">Tenda</text:span><text:span text:style-name="T1"> gives an abbreviated yelp as she tries to remain as silent as she can</text:span></text:p>
      <text:p text:style-name="Text_20_body"><text:span text:style-name="T10">Storm</text:span>: Aha! Found it!</text:p>
      <text:p text:style-name="Text_20_body"><text:span text:style-name="T10">Storm</text:span><text:span text:style-name="T9"> drags the box out</text:span></text:p>
      <text:p text:style-name="Text_20_body"><text:soft-page-break/><text:span text:style-name="T8">Watcher</text:span><text:span text:style-name="T7"> stares at Storm's flank as he searches</text:span></text:p>
      <text:p text:style-name="Text_20_body"><text:span text:style-name="T6">Yoko</text:span><text:span text:style-name="T5"> yawns</text:span></text:p>
      <text:p text:style-name="Text_20_body"><text:span text:style-name="T8">Watcher</text:span>: Good :good:</text:p>
      <text:p text:style-name="Text_20_body"><text:span text:style-name="T6">Yoko</text:span>: Where's that tongue?</text:p>
      <text:p text:style-name="Text_20_body"><text:span text:style-name="T4">Rabid</text:span><text:span text:style-name="T3"> spanks Tenda's other thigh</text:span></text:p>
      <text:p text:style-name="Text_20_body"><text:span text:style-name="T4">Rabid</text:span>: That's what I'm wondering.</text:p>
      <text:p text:style-name="Text_20_body"><text:span text:style-name="T2">Tenda</text:span><text:span text:style-name="T1"> quickly begins flitting her tongue back and forth against Yoko's nearest thigh</text:span></text:p>
      <text:p text:style-name="Text_20_body"><text:span text:style-name="T10">Storm</text:span><text:span text:style-name="T9"> stares back at Watcher lasciviously</text:span></text:p>
      <text:p text:style-name="Text_20_body"><text:span text:style-name="T10">Storm</text:span>: You don't have to wait out there, y'know...that bed is plenty big enough for the both of us...</text:p>
      <text:p text:style-name="Text_20_body"><text:span text:style-name="T6">Yoko</text:span><text:span text:style-name="T5"> smiles</text:span></text:p>
      <text:p text:style-name="Text_20_body"><text:span text:style-name="T8">Watcher</text:span>: Bring the box her Storm... I wanna show you what's inside.</text:p>
      <text:p text:style-name="Text_20_body"><text:span text:style-name="T2">Tenda</text:span><text:span text:style-name="T1"> pauses briefly to mutter, "Sorrysorrysorry"</text:span></text:p>
      <text:p text:style-name="Text_20_body"><text:span text:style-name="T6">Yoko</text:span>: Moth princess isn't so dumb after all.</text:p>
      <text:p text:style-name="Text_20_body"><text:span text:style-name="T6">Yoko</text:span><text:span text:style-name="T5"> giggles</text:span></text:p>
      <text:p text:style-name="Text_20_body"><text:span text:style-name="T8">Watcher</text:span>: (Scratch that, phone is slow)</text:p>
      <text:p text:style-name="Text_20_body"><text:span text:style-name="T2">Tenda</text:span><text:span text:style-name="T1"> winces but continues wordlessly, her licking becoming more slow and sensual instead of just hurried</text:span></text:p>
      <text:p text:style-name="Text_20_body"><text:span text:style-name="T8">Watcher</text:span><text:span text:style-name="T7"> chuckles flirtatiously and walks slowly to Stormy, walking with her flank swinging side to side, before lightly rubbing his face with her tail</text:span></text:p>
      <text:p text:style-name="Text_20_body"><text:span text:style-name="T2">Tenda</text:span><text:span text:style-name="T1"> 's eyes start drifting towards the place between Yoko's thighs as she blinks away sweat dripping into and around them</text:span></text:p>
      <text:p text:style-name="Text_20_body"><text:span text:style-name="T4">Rabid</text:span><text:span text:style-name="T3"> kisses up and down the insides of Tenda's thighs, sometimes brushing over her marehood and sometimes giving a light tug on her plug</text:span></text:p>
      <text:p text:style-name="Text_20_body"><text:span text:style-name="T10">Storm</text:span><text:span text:style-name="T9"> his whole body tingles, both in excitement and at the sensation</text:span></text:p>
      <text:p text:style-name="Text_20_body"><text:span text:style-name="T10">Storm</text:span><text:span text:style-name="T9"> reaches over slowly and opens the box :good:</text:span></text:p>
      <text:p text:style-name="Text_20_body"><text:span text:style-name="T6">Yoko</text:span>: What's the matter,moth princess? Can'</text:p>
      <text:p text:style-name="Text_20_body"><text:span text:style-name="T6">Yoko</text:span>: Can't serve your queen?</text:p>
      <text:p text:style-name="Text_20_body"><text:span text:style-name="T2">Tenda</text:span><text:span text:style-name="T1"> whimpers, and stretches her neck forward, dragging her tongue across Yoko's thigh towards her marehood</text:span></text:p>
      <text:p text:style-name="Text_20_body"><text:span text:style-name="T6">Yoko</text:span><text:span text:style-name="T5"> smiles and plays with Tenda's antennae</text:span></text:p>
      <text:p text:style-name="Text_20_body"><text:span text:style-name="T2">Tenda</text:span><text:span text:style-name="T1"> hesitates, suddenly dizzy and lost with concerns of where she is and what she's doing and how she got here flooding her mind as she ceases attending to Yoko</text:span></text:p>
      <text:p text:style-name="Text_20_body"><text:span text:style-name="T2">Tenda</text:span><text:span text:style-name="T1"> 's breathing and the rising and falling of her head fall in the rhythm of Yoko's attention towards her antennae, obviously keen to it</text:span></text:p>
      <text:p text:style-name="Text_20_body"><text:span text:style-name="T6">Yoko</text:span><text:span text:style-name="T5"> looks worried and tries to speak to Tenda</text:span></text:p>
      <text:p text:style-name="Text_20_body"><text:span text:style-name="T2">Tenda</text:span><text:span text:style-name="T1"> just remains silent and still, breathing heavily and warmly onto Yoko's nether regions</text:span></text:p>
      <text:p text:style-name="P2">Watcher</text:p>
      <text:p text:style-name="Text_20_body">( <text:bookmark text:name="X647_YzRJcxMe1zWY:1"/><text:a xlink:type="simple" xlink:href="http://youtube.com/watch?v=zRJcxMe1zWY" office:target-frame-name="_BLANK" xlink:show="replace">http://youtube.com/watch?v=zRJcxMe1zWY</text:a> )</text:p>
      <text:p text:style-name="Text_20_body"><text:span text:style-name="T6">Yoko</text:span><text:span text:style-name="T5"> blushes as she feels the hot air blow against her marehood</text:span></text:p>
      <text:p text:style-name="Text_20_body"><text:soft-page-break/><text:span text:style-name="T8">Watcher</text:span>: ( :hurrr: )</text:p>
      <text:p text:style-name="Text_20_body"><text:span text:style-name="T4">Rabid</text:span><text:span text:style-name="T3"> locks his muzzle over Tenda's marehood and swirls his tongue around the inside</text:span></text:p>
      <text:p text:style-name="Text_20_body"><text:span text:style-name="T10">Storm</text:span>: Well, then...what's in the box? :good: :hurrr:</text:p>
      <text:p text:style-name="Text_20_body"><text:span text:style-name="T8">Watcher</text:span>: (A head :hurrr: )</text:p>
      <text:p text:style-name="Text_20_body"><text:span text:style-name="T2">Tenda</text:span><text:span text:style-name="T1"> exhales once more on Yoko, and then hurriedly mimics what she feels herself and slowly...gingerly... begins cautiously exploring Yoko's marehood with her tongue</text:span></text:p>
      <text:p text:style-name="Text_20_body"><text:span text:style-name="T6">Yoko</text:span>: You had me worried for a second there,moth princess. Try to remain calm.</text:p>
      <text:p text:style-name="Text_20_body"><text:span text:style-name="T2">Tenda</text:span><text:span text:style-name="T1"> nods a few times, continuing to plumb the unknown territory</text:span></text:p>
      <text:p text:style-name="Text_20_body"><text:span text:style-name="T6">Yoko</text:span>: (chat lag u.u)</text:p>
      <text:p text:style-name="Text_20_body"><text:span text:style-name="T6">Yoko</text:span><text:span text:style-name="T5"> moans a little bit and drools a little bit,reacting to the slick and slimy cold feel of Tenda's tongue in her marehood</text:span></text:p>
      <text:p text:style-name="Text_20_body"><text:span text:style-name="T4">Rabid</text:span><text:span text:style-name="T3"> continues his oral assault and he cups one of Tenda's cheeks in his hoof</text:span></text:p>
      <text:p text:style-name="Text_20_body"><text:span text:style-name="T8">Watcher</text:span>: Oh... It's just my deadly sin :good: A toy that helps with that... Are you envious?</text:p>
      <text:p text:style-name="Text_20_body"><text:span text:style-name="T2">Tenda</text:span><text:span text:style-name="T1"> crudely tries to imitate Rabid's ministration, clumsily slipping her tongue just against and beyond Yoko's lips, hugging them and probing the sides of her marehood with felt curiosity and increasing interest</text:span></text:p>
      <text:p text:style-name="Text_20_body"><text:span text:style-name="T10">Storm</text:span>: No, just...curious... :good:</text:p>
      <text:p text:style-name="Text_20_body"><text:span text:style-name="T8">Watcher</text:span>: (Yay for movie puns.)</text:p>
      <text:p text:style-name="Text_20_body"><text:span text:style-name="T8">Watcher</text:span>: Well.. How about you hand me that and I'll show you what I mean?</text:p>
      <text:p text:style-name="Text_20_body"><text:span text:style-name="T6">Yoko</text:span><text:span text:style-name="T5"> moans and smiles at Tenda,admiring her effort</text:span></text:p>
      <text:p text:style-name="Text_20_body"><text:span text:style-name="T6">Yoko</text:span>: And later I thought you wouldn't even dare touch me..</text:p>
      <text:p text:style-name="Text_20_body"><text:span text:style-name="T6">Yoko</text:span><text:span text:style-name="T5"> laughs</text:span></text:p>
      <text:p text:style-name="Text_20_body"><text:span text:style-name="T6">Yoko</text:span>: I also remember this dream where I murdered you</text:p>
      <text:p text:style-name="Text_20_body"><text:span text:style-name="T6">Yoko</text:span>: Gooood times,right Tenda?</text:p>
      <text:p text:style-name="Text_20_body"><text:span text:style-name="T6">Yoko</text:span><text:span text:style-name="T5"> plays with Tenda's antennae</text:span></text:p>
      <text:p text:style-name="Text_20_body"><text:span text:style-name="T2">Tenda</text:span>: :nnghaloo:</text:p>
      <text:p text:style-name="Text_20_body"><text:span text:style-name="T2">Tenda</text:span>: You're kind of crazy.</text:p>
      <text:p text:style-name="Text_20_body"><text:span text:style-name="T2">Tenda</text:span><text:span text:style-name="T1"> doesn't pull her antennae away, despite the discomfort :nnghaloo:</text:span></text:p>
      <text:p text:style-name="Text_20_body"><text:span text:style-name="T6">Yoko</text:span><text:span text:style-name="T5"> giggles</text:span></text:p>
      <text:p text:style-name="Text_20_body"><text:span text:style-name="T6">Yoko</text:span>: I know I am...</text:p>
      <text:p text:style-name="Text_20_body"><text:span text:style-name="T6">Yoko</text:span><text:span text:style-name="T5"> pushes Tenda on to the floor and quickly gets on top of her moth-like body to kiss the moth princess</text:span></text:p>
      <text:p text:style-name="Text_20_body"><text:span text:style-name="T2">Tenda</text:span><text:span text:style-name="T1"> shakes uneasily beneath Yoko, but does her best not to resist</text:span></text:p>
      <text:p text:style-name="Text_20_body"><text:span text:style-name="T2">Tenda</text:span>: Can you... not...</text:p>
      <text:p text:style-name="Text_20_body"><text:span text:style-name="T2">Tenda</text:span>: I'd really prefer if you got out off of me..</text:p>
      <text:p text:style-name="Text_20_body"><text:span text:style-name="T6">Yoko</text:span>: Not...What?</text:p>
      <text:p text:style-name="Text_20_body"><text:span text:style-name="T2">Tenda</text:span>: N-nothing personal, just...</text:p>
      <text:p text:style-name="Text_20_body"><text:span text:style-name="T6">Yoko</text:span>: Do this?</text:p>
      <text:p text:style-name="Text_20_body"><text:soft-page-break/><text:span text:style-name="T4">Rabid</text:span><text:span text:style-name="T3"> pulls Yoko off of Tenda</text:span></text:p>
      <text:p text:style-name="Text_20_body"><text:span text:style-name="T6">Yoko</text:span>: Okay.</text:p>
      <text:p text:style-name="Text_20_body"><text:span text:style-name="T2">Tenda</text:span><text:span text:style-name="T1"> breathes a sigh of relief, and smiles dreamily at Rabid</text:span></text:p>
      <text:p text:style-name="Text_20_body"><text:span text:style-name="T6">Yoko</text:span><text:span text:style-name="T5"> sits back on the couch</text:span></text:p>
      <text:p text:style-name="Text_20_body"><text:span text:style-name="T2">Tenda</text:span>: Always there when I need you. :pwease:</text:p>
      <text:p text:style-name="Text_20_body"><text:span text:style-name="T6">Yoko</text:span><text:span text:style-name="T5"> sighs and lays her head in Rabid's lap as she lies down on the couch</text:span></text:p>
      <text:p text:style-name="Text_20_body"><text:span text:style-name="T6">Yoko</text:span>: How do we even make money to buy food and maintain this house,anyway?</text:p>
      <text:p text:style-name="Text_20_body"><text:span text:style-name="T6">Yoko</text:span>: I don't recall us ever finding any money in our many adventures..</text:p>
      <text:p text:style-name="Text_20_body"><text:span text:style-name="T6">Yoko</text:span><text:span text:style-name="T5"> pokes Rabid</text:span></text:p>
      <text:p text:style-name="Text_20_body"><text:span text:style-name="T2">Tenda</text:span>: You're the one in charge of the food!</text:p>
      <text:p text:style-name="Text_20_body"><text:span text:style-name="T2">Tenda</text:span>: Why don't YOU know!</text:p>
      <text:p text:style-name="P1">Newblood</text:p>
      <text:p text:style-name="Text_20_body"><text:bookmark text:name="X647_Yr59o1fHK3Pk:1"/><text:a xlink:type="simple" xlink:href="http://youtube.com/watch?v=r59o1fHK3Pk" office:target-frame-name="_BLANK" xlink:show="replace">http://youtube.com/watch?v=r59o1fHK3Pk</text:a></text:p>
      <text:p text:style-name="Text_20_body"><text:span text:style-name="T2">Tenda</text:span>: If we run out of syrup, I'll be kind of annoyed. :nnghaloo:</text:p>
      <text:p text:style-name="Text_20_body"><text:span text:style-name="T4">Rabid</text:span>: Magic. We ain't got to explain shit.</text:p>
      <text:p text:style-name="Text_20_body"><text:span text:style-name="T2">Tenda</text:span>: Hey, Rabid, does Yoko listen to you?</text:p>
      <text:p text:style-name="Text_20_body"><text:span text:style-name="T4">Rabid</text:span>: I'm not sure anymore. Why?</text:p>
      <text:p text:style-name="Text_20_body"><text:span text:style-name="T4">Rabid</text:span><text:span text:style-name="T3"> strokes Yoko's mane in his lap</text:span></text:p>
      <text:p text:style-name="Text_20_body"><text:span text:style-name="T2">Tenda</text:span>: Oh, I was gonna ask you if you could make her let me boss her around too. o-o</text:p>
      <text:p text:style-name="Text_20_body"><text:span text:style-name="T4">Rabid</text:span>: I'm trying to not boss her around so much.</text:p>
      <text:p text:style-name="Text_20_body"><text:span text:style-name="T2">Tenda</text:span>: Oh.</text:p>
      <text:p text:style-name="Text_20_body"><text:span text:style-name="T2">Tenda</text:span>: ...can I ask you something else a little weirder? o-o</text:p>
      <text:p text:style-name="Text_20_body"><text:span text:style-name="T4">Rabid</text:span>: You can ask me anything.</text:p>
      <text:p text:style-name="Text_20_body"><text:span text:style-name="T2">Tenda</text:span><text:span text:style-name="T1"> leans in to whisper to Rabid, turning red as she does</text:span></text:p>
      <text:p text:style-name="Text_20_body"><text:span text:style-name="T8">Watcher</text:span><text:span text:style-name="T7"> walks into Yoko's house and picks up her things she left over</text:span></text:p>
      <text:p text:style-name="Text_20_body"><text:span text:style-name="T2">Tenda</text:span><text:span text:style-name="T1"> "Can you let her or whoever do whatever unless I ask you to step in?" o-o;;</text:span></text:p>
      <text:p text:style-name="Text_20_body"><text:span text:style-name="T10">Storm</text:span><text:span text:style-name="T9"> rolls over, finally waking up</text:span></text:p>
      <text:p text:style-name="Text_20_body"><text:span text:style-name="T4">Rabid</text:span><text:span text:style-name="T3"> rubs his hoof on his chin "Hmmm... I don't know..."</text:span></text:p>
      <text:p text:style-name="Text_20_body"><text:span text:style-name="T2">Tenda</text:span><text:span text:style-name="T1"> pouts</text:span></text:p>
      <text:p text:style-name="Text_20_body"><text:span text:style-name="T4">Rabid</text:span>: Yes. Just let me know if you need my enforcement.</text:p>
      <text:p text:style-name="Text_20_body"><text:span text:style-name="T6">Yoko</text:span><text:span text:style-name="T5"> snores on Rabid's lap</text:span></text:p>
      <text:p text:style-name="Text_20_body"><text:span text:style-name="T2">Tenda</text:span><text:span text:style-name="T1"> grins ear-to-ear and gives Rabid a quick hug and lick</text:span></text:p>
      <text:p text:style-name="Text_20_body"><text:span text:style-name="T2">Tenda</text:span>: Thanks, I just like that feeling of being at someone's mercy. o///o</text:p>
      <text:p text:style-name="Text_20_body"><text:span text:style-name="T4">Rabid</text:span><text:span text:style-name="T3"> hugs and licks Tenda back</text:span></text:p>
      <text:p text:style-name="Text_20_body"><text:span text:style-name="T4">Rabid</text:span>: I'm sure you'll be back at my mercy soon enough. :good:</text:p>
      <text:p text:style-name="Text_20_body"><text:span text:style-name="T2">Tenda</text:span><text:span text:style-name="T1"> giggles, "You've gotten predictable, though!"</text:span></text:p>
      <text:p text:style-name="Text_20_body"><text:span text:style-name="T8">Watcher</text:span><text:span text:style-name="T7"> picks up her things and huffs a bit as she passes Rabid and Tenda, heading for the door</text:span></text:p>
      <text:p text:style-name="Text_20_body"><text:soft-page-break/><text:span text:style-name="T2">Tenda</text:span>: You shove me over, pin me down, put your hooves places..</text:p>
      <text:p text:style-name="Text_20_body"><text:span text:style-name="T2">Tenda</text:span>: ..hi Watcher. o-o</text:p>
      <text:p text:style-name="Text_20_body"><text:span text:style-name="T4">Rabid</text:span>: I suppose I do have my predilections.</text:p>
      <text:p text:style-name="Text_20_body"><text:span text:style-name="T8">Watcher</text:span><text:span text:style-name="T7"> huffs and holds her muzzle up, all snoty like; trying to avoid conversation</text:span></text:p>
      <text:p text:style-name="Text_20_body"><text:span text:style-name="T2">Tenda</text:span><text:span text:style-name="T1"> plays with Rabid's mane idly while they chat</text:span></text:p>
      <text:p text:style-name="Text_20_body"><text:span text:style-name="T2">Tenda</text:span>: I suppose I'm not helping, by failing to give you better direction, haha...</text:p>
      <text:p text:style-name="Text_20_body"><text:span text:style-name="T2">Tenda</text:span>: I can try what I mentioned earlier and be unnh... more open. o///o</text:p>
      <text:p text:style-name="Text_20_body"><text:span text:style-name="T4">Rabid</text:span>: I am flying blind.</text:p>
      <text:p text:style-name="Text_20_body"><text:span text:style-name="T6">Yoko</text:span><text:span text:style-name="T5"> drools as she has a dream about Ponyville completely destroyed and ponies running in random directions on fire</text:span></text:p>
      <text:p text:style-name="Text_20_body"><text:span text:style-name="T4">Rabid</text:span><text:span text:style-name="T3"> blushes at Yoko's drool coats his crotch</text:span></text:p>
      <text:p text:style-name="Text_20_body"><text:span text:style-name="T8">Watcher</text:span><text:span text:style-name="T7"> walks out the door and gives a heavy sigh</text:span></text:p>
      <text:p text:style-name="Text_20_body"><text:span text:style-name="T2">Tenda</text:span>: I just... feel really weird being forthright about this kind of stuff. :toomuch:</text:p>
      <text:p text:style-name="Text_20_body"><text:span text:style-name="T2">Tenda</text:span>: 'cuz it's like, "why would anyone ask to have this kind of stuff done to them?!"</text:p>
      <text:p text:style-name="Text_20_body"><text:span text:style-name="T2">Tenda</text:span><text:span text:style-name="T1"> stares into space with a shameful expression</text:span></text:p>
      <text:p text:style-name="Text_20_body"><text:span text:style-name="T4">Rabid</text:span><text:span text:style-name="T3"> gently turns Tenda's face to his own, looking into her eyes lovingly</text:span></text:p>
      <text:p text:style-name="Text_20_body"><text:span text:style-name="T4">Rabid</text:span>: Don't be afraid to ask me for anything.</text:p>
      <text:p text:style-name="Text_20_body"><text:span text:style-name="T2">Tenda</text:span>: Unnh, so... okay...</text:p>
      <text:p text:style-name="Text_20_body"><text:span text:style-name="T2">Tenda</text:span><text:span text:style-name="T1"> shifts her eyes without turning away from Rabid, feeling very strangely exposed</text:span></text:p>
      <text:p text:style-name="Text_20_body"><text:span text:style-name="T2">Tenda</text:span>: I had Newblood try this thing once with unnh, a strip of fabric we had...</text:p>
      <text:p text:style-name="Text_20_body"><text:span text:style-name="T2">Tenda</text:span>: But he didn't really have an idea of what I wanted either...</text:p>
      <text:p text:style-name="Text_20_body"><text:span text:style-name="T2">Tenda</text:span>: So he bound my legs like I asked, but he didn't really do it in any way that was... exciting. :nnghaloo:</text:p>
      <text:p text:style-name="Text_20_body"><text:span text:style-name="T2">Tenda</text:span>: So I just kind of pretended I was a monster and shoved him around. o-o</text:p>
      <text:p text:style-name="Text_20_body"><text:span text:style-name="T2">Tenda</text:span>: But he is such a pushover I was able to beat him with my legs tied up anyway. o-o</text:p>
      <text:p text:style-name="Text_20_body"><text:span text:style-name="T2">Tenda</text:span>: So it wasn't very fun. :toomuch:</text:p>
      <text:p text:style-name="Text_20_body"><text:span text:style-name="T4">Rabid</text:span><text:span text:style-name="T3"> chuckles at the though of Newblood getting beaten up by a mare</text:span></text:p>
      <text:p text:style-name="Text_20_body"><text:span text:style-name="T4">Rabid</text:span>: We could do something like that.</text:p>
      <text:p text:style-name="Text_20_body"><text:span text:style-name="T8">Watcher</text:span><text:span text:style-name="T7"> returns home and drops her stuff on the couch</text:span></text:p>
      <text:p text:style-name="Text_20_body"><text:span text:style-name="T4">Rabid</text:span>: Well not... like /that/... do it well.</text:p>
      <text:p text:style-name="Text_20_body"><text:span text:style-name="T2">Tenda</text:span><text:span text:style-name="T1"> beams, flushing again</text:span></text:p>
      <text:p text:style-name="Text_20_body"><text:span text:style-name="T2">Tenda</text:span>: I felt it was maybe up your alley. o///o</text:p>
      <text:p text:style-name="Text_20_body"><text:span text:style-name="T8">Watcher</text:span>: Stormy... I'm going to go out for a bit... :(</text:p>
      <text:p text:style-name="Text_20_body"><text:span text:style-name="T10">Storm</text:span>: Where to? O-o</text:p>
      <text:p text:style-name="Text_20_body"><text:span text:style-name="T8">Watcher</text:span>: *sighs* Business trip again.</text:p>
      <text:p text:style-name="Text_20_body"><text:span text:style-name="T10">Storm</text:span>: Alright then. Have fun.</text:p>
      <text:p text:style-name="Text_20_body"><text:span text:style-name="T4">Rabid</text:span>: I'm pretty sure it is.</text:p>
      <text:p text:style-name="Text_20_body"><text:soft-page-break/><text:span text:style-name="T2">Tenda</text:span>: Can we do that now? o///o</text:p>
      <text:p text:style-name="Text_20_body"><text:span text:style-name="T4">Rabid</text:span>: I don't see why not.</text:p>
      <text:p text:style-name="Text_20_body"><text:span text:style-name="T2">Tenda</text:span><text:span text:style-name="T1"> bounces happily</text:span></text:p>
      <text:p text:style-name="Text_20_body"><text:span text:style-name="T2">Tenda</text:span>: I'm gonna wake up Yoko too!! Maybe she wants to play!</text:p>
      <text:p text:style-name="Text_20_body"><text:span text:style-name="T4">Rabid</text:span>: That would be fun.</text:p>
      <text:p text:style-name="Text_20_body"><text:span text:style-name="T2">Tenda</text:span><text:span text:style-name="T1"> violently shakes Yoko :flail:</text:span></text:p>
      <text:p text:style-name="Text_20_body"><text:span text:style-name="T8">Watcher</text:span><text:span text:style-name="T7"> heads out the door with a bag and papers</text:span></text:p>
      <text:p text:style-name="Text_20_body"><text:span text:style-name="T2">Tenda</text:span>: Yoko Yoko Yoko wake up!!</text:p>
      <text:p text:style-name="Text_20_body"><text:span text:style-name="T6">Yoko</text:span><text:span text:style-name="T5"> wakes up and drool flys out out of her mouth towards Tenda</text:span></text:p>
      <text:p text:style-name="Text_20_body"><text:span text:style-name="T2">Tenda</text:span><text:span text:style-name="T1"> winces</text:span></text:p>
      <text:p text:style-name="Text_20_body"><text:span text:style-name="T2">Tenda</text:span>: Er... yeah.</text:p>
      <text:p text:style-name="Text_20_body"><text:span text:style-name="T2">Tenda</text:span>: PLAY GAMES WITH ME AND RABID!</text:p>
      <text:p text:style-name="Text_20_body"><text:span text:style-name="T6">Yoko</text:span>: What kind of games?</text:p>
      <text:p text:style-name="Text_20_body"><text:span text:style-name="T4">Rabid</text:span><text:span text:style-name="T3"> idly plays with Yoko's mane</text:span></text:p>
      <text:p text:style-name="Text_20_body"><text:span text:style-name="T10">Storm</text:span><text:span text:style-name="T9"> scoots around aimlessly in his own house :hurrr:</text:span></text:p>
      <text:p text:style-name="Text_20_body"><text:span text:style-name="T2">Tenda</text:span>: Uh, something with tying up. o-o</text:p>
      <text:p text:style-name="Text_20_body"><text:span text:style-name="T8">Watcher</text:span> changed name to <text:span text:style-name="T12">Unity</text:span></text:p>
      <text:p text:style-name="Text_20_body"><text:span text:style-name="T6">Yoko</text:span><text:span text:style-name="T5"> giggles and rubs her nose against Rabids</text:span></text:p>
      <text:p text:style-name="Text_20_body"><text:span text:style-name="T6">Yoko</text:span>: Does the game involve my body?</text:p>
      <text:p text:style-name="Text_20_body"><text:span text:style-name="T4">Rabid</text:span>: The focus will be on Tenda's body.</text:p>
      <text:p text:style-name="Text_20_body"><text:span text:style-name="T6">Yoko</text:span>: Oooh..even better...</text:p>
      <text:p text:style-name="Text_20_body"><text:span text:style-name="T2">Tenda</text:span>: o///o</text:p>
      <text:p text:style-name="Text_20_body"><text:span text:style-name="T2">Tenda</text:span><text:span text:style-name="T1"> buries her muzzle in the cushions of the couch as she blushes</text:span></text:p>
      <text:p text:style-name="Text_20_body"><text:span text:style-name="T12">Unity</text:span><text:span text:style-name="T11"> jumps around out side Yoko's house</text:span></text:p>
      <text:p text:style-name="Text_20_body"><text:span text:style-name="T4">Rabid</text:span><text:span text:style-name="T3"> pulls Tenda from the cushions and kisses her</text:span></text:p>
      <text:p text:style-name="Text_20_body"><text:span text:style-name="T2">Tenda</text:span><text:span text:style-name="T1"> meeps, then pulls away to hide her face again, this time under her hooves as well</text:span></text:p>
      <text:p text:style-name="Text_20_body"><text:span text:style-name="T6">Yoko</text:span><text:span text:style-name="T5"> notices something jumping outside her house and gets off the couch to go outside</text:span></text:p>
      <text:p text:style-name="Text_20_body"><text:span text:style-name="T2">Tenda</text:span>: I'm excited, don't get me wrong. Very excited. o-o</text:p>
      <text:p text:style-name="Text_20_body"><text:span text:style-name="T6">Yoko</text:span>: Excuse me, but why are you jumping around my house?</text:p>
      <text:p text:style-name="Text_20_body"><text:span text:style-name="T12">Unity</text:span><text:span text:style-name="T11"> quiets down and hides betweens his legs as he is afraid of Yoko still</text:span></text:p>
      <text:p text:style-name="Text_20_body"><text:span text:style-name="T6">Yoko</text:span><text:span text:style-name="T5"> laughs and pats Unity on the head</text:span></text:p>
      <text:p text:style-name="Text_20_body"><text:span text:style-name="T6">Yoko</text:span>: I won't hurt you!</text:p>
      <text:p text:style-name="Text_20_body"><text:span text:style-name="T6">Yoko</text:span>: (psst,shouldn't we go upstairs into my bedroom or something if we have visitors?)</text:p>
      <text:p text:style-name="Text_20_body"><text:span text:style-name="T2">Tenda</text:span>: (waiting for Rabid to wake up again :flail: )</text:p>
      <text:p text:style-name="Text_20_body"><text:span text:style-name="T12">Unity</text:span>: (Brb, doing some Mecha Engi)</text:p>
      <text:p text:style-name="Text_20_body"><text:span text:style-name="T6">Yoko</text:span>: (oh good then i'll just go back and side)</text:p>
      <text:p text:style-name="Text_20_body"><text:span text:style-name="T6">Yoko</text:span>: (inside*)</text:p>
      <text:p text:style-name="Text_20_body"><text:soft-page-break/><text:span text:style-name="T6">Yoko</text:span><text:span text:style-name="T5"> sighs as Unity continues to hide between his legs and Yoko goes back inside</text:span></text:p>
      <text:p text:style-name="Text_20_body"><text:span text:style-name="T13">Newblood</text:span> joined the chat 7 seconds ago</text:p>
      <text:p text:style-name="Text_20_body"><text:span text:style-name="T4">Rabid</text:span><text:span text:style-name="T3"> pulls Tenda back up again and holds her hoofs "Ah ah ah. Can't be hiding that gorgeous face, now can we?"</text:span></text:p>
      <text:p text:style-name="Text_20_body"><text:span text:style-name="T2">Tenda</text:span>: I guess not, eh-heh...</text:p>
      <text:p text:style-name="Text_20_body"><text:span text:style-name="T6">Yoko</text:span><text:span text:style-name="T5"> walks over to the couch and watches Rabid and Tenda</text:span></text:p>
      <text:p text:style-name="Text_20_body"><text:span text:style-name="T2">Tenda</text:span>: So unnh, what do we do?</text:p>
      <text:p text:style-name="Text_20_body"><text:span text:style-name="T2">Tenda</text:span>: And what is Yoko gonna do? o-o</text:p>
      <text:p text:style-name="Text_20_body"><text:span text:style-name="T6">Yoko</text:span>: I heard you liked being binded?</text:p>
      <text:p text:style-name="Text_20_body"><text:span text:style-name="T6">Yoko</text:span>: Maybe I could go get my rope and Rabid and I could bind you..</text:p>
      <text:p text:style-name="Text_20_body"><text:span text:style-name="T2">Tenda</text:span><text:span text:style-name="T1"> answers without turning towards Yoko, "I unnh, think I do, y-yeah..."</text:span></text:p>
      <text:p text:style-name="Text_20_body"><text:span text:style-name="T6">Yoko</text:span>: Alright then..</text:p>
      <text:p text:style-name="Text_20_body"><text:span text:style-name="T2">Tenda</text:span><text:span text:style-name="T1"> blinks rapidly a few times, finding it kind of hard to believe she is really doing this</text:span></text:p>
      <text:p text:style-name="Text_20_body"><text:span text:style-name="T4">Rabid</text:span><text:span text:style-name="T3"> holds Tenda's hooves behind her back and kisses up and down her chest</text:span></text:p>
      <text:p text:style-name="Text_20_body"><text:span text:style-name="T6">Yoko</text:span><text:span text:style-name="T5"> goes upstairs to her bedroom to grab some rope out of her closet and comes back down the stairs with rope and handcuffs</text:span></text:p>
      <text:p text:style-name="Text_20_body"><text:span text:style-name="T10">Storm</text:span><text:span text:style-name="T9"> resigns himself to reading</text:span></text:p>
      <text:p text:style-name="Text_20_body"><text:span text:style-name="T6">Yoko</text:span><text:span text:style-name="T5"> throws the handcuffs to Rabid and walks over to Tenda with the rope in hand</text:span></text:p>
      <text:p text:style-name="Text_20_body"><text:span text:style-name="T13">Newblood</text:span> joined the chat </text:p>
      <text:p text:style-name="Text_20_body"><text:span text:style-name="T6">Yoko</text:span>: Are you ready for this?</text:p>
      <text:p text:style-name="Text_20_body"><text:span text:style-name="T2">Tenda</text:span><text:span text:style-name="T1"> breathes a little faster, visibly growing excited</text:span></text:p>
      <text:p text:style-name="Text_20_body"><text:span text:style-name="T2">Tenda</text:span>: YeahokayI'mready. o-o;;;;</text:p>
      <text:p text:style-name="Text_20_body"><text:span text:style-name="T2">Tenda</text:span>: Should I... do something?</text:p>
      <text:p text:style-name="Text_20_body"><text:span text:style-name="T4">Rabid</text:span><text:span text:style-name="T3"> slips the handcuffs on Tenda while skill kissing her chest</text:span></text:p>
      <text:p text:style-name="Text_20_body"><text:span text:style-name="T2">Tenda</text:span><text:span text:style-name="T1"> squeaks as she hears the click of the lock, and tests them once... and then rattles them a bit more desperately</text:span></text:p>
      <text:p text:style-name="Text_20_body"><text:span text:style-name="T2">Tenda</text:span>: I didn't know unnh... those would be behind me...</text:p>
      <text:p text:style-name="Text_20_body"><text:span text:style-name="T2">Tenda</text:span><text:span text:style-name="T1"> shifts from sitting with her rear legs behind her, to in front of her, to back behind</text:span></text:p>
      <text:p text:style-name="Text_20_body"><text:span text:style-name="T2">Tenda</text:span><text:span text:style-name="T1"> rattles the cuffed hooves again</text:span></text:p>
      <text:p text:style-name="Text_20_body"><text:span text:style-name="T2">Tenda</text:span>: Fuh. o-o</text:p>
      <text:p text:style-name="Text_20_body"><text:span text:style-name="T4">Rabid</text:span><text:span text:style-name="T3"> holds Tenda's shoulders with his hooves and kisses her</text:span></text:p>
      <text:p text:style-name="Text_20_body"><text:span text:style-name="T6">Yoko</text:span><text:span text:style-name="T5"> laughs at Tenda's attempts to struggle</text:span></text:p>
      <text:p text:style-name="Text_20_body"><text:span text:style-name="T2">Tenda</text:span><text:span text:style-name="T1"> returns the kiss lukewarmly</text:span></text:p>
      <text:p text:style-name="Text_20_body"><text:span text:style-name="T6">Yoko</text:span>: It</text:p>
      <text:p text:style-name="Text_20_body"><text:span text:style-name="T2">Tenda</text:span><text:span text:style-name="T1"> continues blinking and breathing rapidly</text:span></text:p>
      <text:p text:style-name="Text_20_body"><text:span text:style-name="T6">Yoko</text:span><text:span text:style-name="T5"> laughs some more</text:span></text:p>
      <text:p text:style-name="P1">Newblood</text:p>
      <text:p text:style-name="Text_20_body"><text:bookmark text:name="X647_Y4YshHpybh2I:11"/><text:a xlink:type="simple" xlink:href="http://youtube.com/watch?v=4YshHpybh2I" office:target-frame-name="_BLANK" xlink:show="replace">http://youtube.com/watch?v=4YshHpybh2I</text:a></text:p>
      <text:p text:style-name="Text_20_body"><text:soft-page-break/><text:span text:style-name="T2">Tenda</text:span><text:span text:style-name="T1"> turns away from Yoko, feeling even more exposed and vulnerable than before</text:span></text:p>
      <text:p text:style-name="Text_20_body"><text:span text:style-name="T2">Tenda</text:span>: Her presence is unnh... really adding something. :nnghaloo:</text:p>
      <text:p text:style-name="Text_20_body"><text:span text:style-name="T6">Yoko</text:span>: What's the matter Tenda? Not used to me watching you play 'games' with Rabid?</text:p>
      <text:p text:style-name="Text_20_body"><text:span text:style-name="T2">Tenda</text:span>: I-I-I-It's just,..</text:p>
      <text:p text:style-name="Text_20_body"><text:span text:style-name="T2">Tenda</text:span>: I was r-really nervous... just telling HIM...</text:p>
      <text:p text:style-name="Text_20_body"><text:span text:style-name="T4">Rabid</text:span><text:span text:style-name="T3"> uses his back hoof to spread Tenda's hind legs as he kisses around her neck and shoulder</text:span></text:p>
      <text:p text:style-name="Text_20_body"><text:span text:style-name="T2">Tenda</text:span><text:span text:style-name="T1"> meeps, then quickly pulls her legs back together and crosses them</text:span></text:p>
      <text:p text:style-name="Text_20_body"><text:span text:style-name="T6">Yoko</text:span><text:span text:style-name="T5"> waits patiently with the rope and smiles at Tenda</text:span></text:p>
      <text:p text:style-name="Text_20_body"><text:span text:style-name="T2">Tenda</text:span><text:span text:style-name="T1"> hops back from Rabid a few times... only managing to move a few inches</text:span></text:p>
      <text:p text:style-name="Text_20_body"><text:span text:style-name="T6">Yoko</text:span><text:span text:style-name="T5"> lassos Tenda legs, bringing her to the floor</text:span></text:p>
      <text:p text:style-name="Text_20_body"><text:span text:style-name="T4">Rabid</text:span><text:span text:style-name="T3"> pulls Tenda back even closer than she was before and holds her legs open "Oh Yoko. We may be needing that rope."</text:span></text:p>
      <text:p text:style-name="Text_20_body"><text:span text:style-name="T2">Tenda</text:span><text:span text:style-name="T1"> lands with a thud and a whimper</text:span></text:p>
      <text:p text:style-name="Text_20_body"><text:span text:style-name="T2">Tenda</text:span>: I-I-I-I...</text:p>
      <text:p text:style-name="Text_20_body"><text:span text:style-name="T2">Tenda</text:span><text:span text:style-name="T1"> just continues stuttering</text:span></text:p>
      <text:p text:style-name="Text_20_body"><text:span text:style-name="T6">Yoko</text:span>: (whoops,i'm a bit of a quick draw)</text:p>
      <text:p text:style-name="Text_20_body"><text:span text:style-name="T2">Tenda</text:span><text:span text:style-name="T1"> clamps her mouth shut to avoid the embarrassing gesture :nnghaloo:</text:span></text:p>
      <text:p text:style-name="Text_20_body"><text:span text:style-name="T4">Rabid</text:span><text:span text:style-name="T3"> stands above Tenda and licks from the bottom of her belly up to her muzzle</text:span></text:p>
      <text:p text:style-name="Text_20_body"><text:span text:style-name="T4">Rabid</text:span>: You-you-you-you what?</text:p>
      <text:p text:style-name="Text_20_body"><text:span text:style-name="T12">Unity</text:span>: Wh-whats going on in there, Ms. Yoko?</text:p>
      <text:p text:style-name="Text_20_body"><text:span text:style-name="T2">Tenda</text:span><text:span text:style-name="T1"> tries to shimmy away from Rabid again, but just backs herself against the foot of the couch</text:span></text:p>
      <text:p text:style-name="Text_20_body"><text:span text:style-name="T2">Tenda</text:span><text:span text:style-name="T1"> blurts out before sealing her muzzle again, "IT'SJUSTSOMETHING."</text:span></text:p>
      <text:p text:style-name="Text_20_body"><text:span text:style-name="T6">Yoko</text:span><text:span text:style-name="T5"> hears a voice from outside and sighs, she leaves the living room again and goes outside to talk to Unity</text:span></text:p>
      <text:p text:style-name="Text_20_body"><text:span text:style-name="T6">Yoko</text:span>: We are just playing a game,Unity. May I ask that you go upstairs if you wish to come in?</text:p>
      <text:p text:style-name="Text_20_body"><text:span text:style-name="T2">Tenda</text:span><text:span text:style-name="T1"> kicks the loose lasso around her legs looser, but leaves it hanging around them as she is unsure how she would try to stand up with Rabid leaning over her</text:span></text:p>
      <text:p text:style-name="Text_20_body"><text:span text:style-name="T4">Rabid</text:span><text:span text:style-name="T3"> slowly walks above tenda and leans down</text:span></text:p>
      <text:p text:style-name="Text_20_body"><text:span text:style-name="T4">Rabid</text:span>: What is this "something" ?</text:p>
      <text:p text:style-name="Text_20_body"><text:span text:style-name="T12">Unity</text:span>: Y- Yes Ms. Yoko</text:p>
      <text:p text:style-name="Text_20_body"><text:span text:style-name="T2">Tenda</text:span>: Ahhh, ha-haha..ah...</text:p>
      <text:p text:style-name="Text_20_body"><text:span text:style-name="T6">Yoko</text:span><text:span text:style-name="T5"> allows Unity to enter her house and points to the stairs</text:span></text:p>
      <text:p text:style-name="Text_20_body"><text:span text:style-name="T2">Tenda</text:span><text:span text:style-name="T1"> weakly smiles, her blushing belying her true feelings, "M-Maybe I didn't think this through..?"</text:span></text:p>
      <text:p text:style-name="Text_20_body"><text:span text:style-name="T6">Yoko</text:span>: Now, don't come down if you hear any noises,got it?</text:p>
      <text:p text:style-name="Text_20_body"><text:span text:style-name="T4">Rabid</text:span><text:span text:style-name="T3"> slowly slides a hoof in circles over Tenda's chest before sliding it lower "A little late for thinking now, isn't it?"</text:span></text:p>
      <text:p text:style-name="Text_20_body"><text:span text:style-name="T12">Unity</text:span>: I-is Ms. Tenda here?</text:p>
      <text:p text:style-name="Text_20_body"><text:soft-page-break/><text:span text:style-name="T2">Tenda</text:span><text:span text:style-name="T1"> 's breath catches in her throat at first, and responds with her eyes towards the floor, "Yeah."</text:span></text:p>
      <text:p text:style-name="Text_20_body"><text:span text:style-name="T2">Tenda</text:span><text:span text:style-name="T1"> quirks her antennae upon hearing her name, and what sounds like a foal's voice</text:span></text:p>
      <text:p text:style-name="Text_20_body"><text:span text:style-name="T2">Tenda</text:span><text:span text:style-name="T1"> whispers now, unsure who else is hearing, "I mean I said that... bit about being at the mercy of others, so..."</text:span></text:p>
      <text:p text:style-name="Text_20_body"><text:span text:style-name="T2">Tenda</text:span><text:span text:style-name="T1"> laughs feebly, "I don't know if I could convince you I wanted you to stop anyway, eh-heh..."</text:span></text:p>
      <text:p text:style-name="Text_20_body"><text:span text:style-name="T2">Tenda</text:span><text:span text:style-name="T1"> continues, "Hooves in my mouth, pretty much."</text:span></text:p>
      <text:p text:style-name="Text_20_body"><text:span text:style-name="T6">Yoko</text:span>: U-Unity... Tenda can't talk to you right now... please go upstairs and watch some TV while we play our game..</text:p>
      <text:p text:style-name="Text_20_body"><text:span text:style-name="T6">Yoko</text:span><text:span text:style-name="T5"> pushes Unity towards the stairs</text:span></text:p>
      <text:p text:style-name="Text_20_body"><text:span text:style-name="T4">Rabid</text:span><text:span text:style-name="T3"> rubs a hoof over the tops of Tenda's thighs</text:span></text:p>
      <text:p text:style-name="Text_20_body"><text:span text:style-name="T2">Tenda</text:span><text:span text:style-name="T1"> is noticeably, lightly sweating despite the cool temperature of the room</text:span></text:p>
      <text:p text:style-name="Text_20_body"><text:span text:style-name="T2">Tenda</text:span><text:span text:style-name="T1"> shudders beneath Rabid's touch</text:span></text:p>
      <text:p text:style-name="Text_20_body"><text:span text:style-name="T10">Storm</text:span><text:span text:style-name="T9"> decides to take a walk outside, reading doing nothing to cure his ennui</text:span></text:p>
      <text:p text:style-name="Text_20_body"><text:span text:style-name="T12">Unity</text:span><text:span text:style-name="T11"> sadly walks up stairs, upset that he couldn't talk to Stormy or Tenda</text:span></text:p>
      <text:p text:style-name="Text_20_body"><text:span text:style-name="T10">Storm</text:span> joined the chat </text:p>
      <text:p text:style-name="Text_20_body"><text:span text:style-name="T6">Yoko</text:span><text:span text:style-name="T5"> sighs and returns to the 'game' that they are playing</text:span></text:p>
      <text:p text:style-name="Text_20_body"><text:span text:style-name="T6">Yoko</text:span>: That was so close...</text:p>
      <text:p text:style-name="Text_20_body"><text:span text:style-name="T2">Tenda</text:span><text:span text:style-name="T1"> shifts around on the floor as Yoko approaches</text:span></text:p>
      <text:p text:style-name="Text_20_body"><text:span text:style-name="T4">Rabid</text:span><text:span text:style-name="T3"> tries to hold Tenda still as she squirms</text:span></text:p>
      <text:p text:style-name="Text_20_body"><text:span text:style-name="T6">Yoko</text:span><text:span text:style-name="T5"> notices Tenda squirm on the floor and sighs</text:span></text:p>
      <text:p text:style-name="Text_20_body"><text:span text:style-name="T2">Tenda</text:span><text:span text:style-name="T1"> initially responds with more squirming, but it slowly dithers, her breathing also becoming more slow and regular</text:span></text:p>
      <text:p text:style-name="Text_20_body"><text:span text:style-name="T4">Rabid</text:span><text:span text:style-name="T3"> returns to stroking Tenda's thighs, lightly kissing her belly</text:span></text:p>
      <text:p text:style-name="Text_20_body"><text:span text:style-name="T2">Tenda</text:span><text:span text:style-name="T1"> bumps against the foot of the couch again</text:span></text:p>
      <text:p text:style-name="Text_20_body"><text:span text:style-name="T2">Tenda</text:span>: This, wow, ummmm...</text:p>
      <text:p text:style-name="Text_20_body"><text:span text:style-name="T2">Tenda</text:span><text:span text:style-name="T1"> trails off, looking up into Rabid's eyes</text:span></text:p>
      <text:p text:style-name="Text_20_body"><text:span text:style-name="T4">Rabid</text:span><text:span text:style-name="T3"> looks into Tenda's eyes and his hooves move the the inside of her thighs</text:span></text:p>
      <text:p text:style-name="Text_20_body"><text:span text:style-name="T6">Yoko</text:span><text:span text:style-name="T5"> sits down on the floor and waits for an opportunity to join in</text:span></text:p>
      <text:p text:style-name="Text_20_body"><text:span text:style-name="T8">Watcher</text:span> changed name to <text:span text:style-name="T12">Unity</text:span></text:p>
      <text:p text:style-name="Text_20_body"><text:span text:style-name="T2">Tenda</text:span><text:span text:style-name="T1"> pulls her legs underneath her, bringing herself to a sitting position, and pushing Rabid's hooves away... now openly grinning at Rabid</text:span></text:p>
      <text:p text:style-name="Text_20_body"><text:span text:style-name="T2">Tenda</text:span><text:span text:style-name="T1"> stifles a giggle, trying to hide her own enjoyment</text:span></text:p>
      <text:p text:style-name="Text_20_body"><text:span text:style-name="T4">Rabid</text:span><text:span text:style-name="T3"> grins, turning his head to the side "Yoko, some assistance please?"</text:span></text:p>
      <text:p text:style-name="Text_20_body"><text:span text:style-name="T2">Tenda</text:span><text:span text:style-name="T1"> 's expression flatlines at the reminder Yoko is there as well</text:span></text:p>
      <text:p text:style-name="Text_20_body"><text:span text:style-name="T12">Unity</text:span> changed name to <text:span text:style-name="T8">Watcher</text:span></text:p>
      <text:p text:style-name="Text_20_body"><text:span text:style-name="T6">Yoko</text:span><text:span text:style-name="T5"> holds Tenda down,pinning her legs and arms to the ground</text:span></text:p>
      <text:p text:style-name="Text_20_body"><text:span text:style-name="T2">Tenda</text:span>: ff</text:p>
      <text:p text:style-name="Text_20_body"><text:span text:style-name="T8">Watcher</text:span>: (I wanted the threesome :wait: )</text:p>
      <text:p text:style-name="Text_20_body"><text:soft-page-break/><text:span text:style-name="T2">Tenda</text:span>: Uhh-hhhhh...</text:p>
      <text:p text:style-name="Text_20_body"><text:span text:style-name="T4">Rabid</text:span>: (i'm sure watcher can visit and live up to her name :celmmmf: )</text:p>
      <text:p text:style-name="Text_20_body"><text:span text:style-name="T10">Storm</text:span>: (In due time :hurrr: )</text:p>
      <text:p text:style-name="Text_20_body"><text:span text:style-name="T2">Tenda</text:span>: (how much rope do we have :good: )</text:p>
      <text:p text:style-name="Text_20_body"><text:span text:style-name="T10">Storm</text:span><text:span text:style-name="T9"> walks back home, having exhausted his list of "places to walk by and stare at creepily"</text:span></text:p>
      <text:p text:style-name="Text_20_body"><text:span text:style-name="T6">Yoko</text:span>: (lots of rope)</text:p>
      <text:p text:style-name="Text_20_body"><text:span text:style-name="T4">Rabid</text:span>: (all of the rope)</text:p>
      <text:p text:style-name="Text_20_body"><text:span text:style-name="T2">Tenda</text:span>: (BONDAGE PARTY)</text:p>
      <text:p text:style-name="Text_20_body"><text:span text:style-name="T4">Rabid</text:span><text:span text:style-name="T3"> teases Tenda with a hoof</text:span></text:p>
      <text:p text:style-name="Text_20_body"><text:span text:style-name="T8">Watcher</text:span>: (Her priority is going home... But I'm not against that idea :rariwat: )</text:p>
      <text:p text:style-name="Text_20_body"><text:span text:style-name="T8">Watcher</text:span><text:span text:style-name="T7"> returns home, slamming the door open</text:span></text:p>
      <text:p text:style-name="Text_20_body"><text:span text:style-name="T2">Tenda</text:span><text:span text:style-name="T1"> swallows hard, shaking a bit beneath Yoko's pin</text:span></text:p>
      <text:p text:style-name="Text_20_body"><text:span text:style-name="T10">Storm</text:span>: O-O</text:p>
      <text:p text:style-name="Text_20_body"><text:span text:style-name="T2">Tenda</text:span>: YeahunnhIwasgonnasay</text:p>
      <text:p text:style-name="Text_20_body"><text:span text:style-name="T8">Watcher</text:span>: I'm home!</text:p>
      <text:p text:style-name="Text_20_body"><text:span text:style-name="T10">Storm</text:span>: :sweetieyes: You're back!</text:p>
      <text:p text:style-name="Text_20_body"><text:span text:style-name="T10">Storm</text:span><text:span text:style-name="T9"> has entered literally minutes before her :hurrr:</text:span></text:p>
      <text:p text:style-name="Text_20_body"><text:span text:style-name="T2">Tenda</text:span><text:span text:style-name="T1"> takes a deep but hurried breath, and starts talking rapidly seemingly to no one in particular</text:span></text:p>
      <text:p text:style-name="Text_20_body"><text:span text:style-name="T2">Tenda</text:span>: This is all really fun and I'm having a really good time and Yoko is here and it feels really neat and Yoko is here and you're here and you're doing that thing and</text:p>
      <text:p text:style-name="Text_20_body"><text:span text:style-name="T2">Tenda</text:span>: --and--</text:p>
      <text:p text:style-name="Text_20_body"><text:span text:style-name="T10">Storm</text:span><text:span text:style-name="T9"> rushes and hugs Watcher</text:span></text:p>
      <text:p text:style-name="Text_20_body"><text:span text:style-name="T8">Watcher</text:span>: Yep! I got to come home early from the trip! :sweetieyes:</text:p>
      <text:p text:style-name="Text_20_body"><text:span text:style-name="T6">Yoko</text:span><text:span text:style-name="T5"> rolls her eyes</text:span></text:p>
      <text:p text:style-name="Text_20_body"><text:span text:style-name="T2">Tenda</text:span>: I appreciate the attention you're giving me and it's really nice and it's all really good I'm having a really good time and</text:p>
      <text:p text:style-name="Text_20_body"><text:span text:style-name="T2">Tenda</text:span>: --and--</text:p>
      <text:p text:style-name="Text_20_body"><text:span text:style-name="T2">Tenda</text:span><text:span text:style-name="T1"> takes another fast breath</text:span></text:p>
      <text:p text:style-name="Text_20_body"><text:span text:style-name="T10">Storm</text:span>: That's awesome!</text:p>
      <text:p text:style-name="Text_20_body"><text:span text:style-name="T2">Tenda</text:span>: I don't know this is kind of happening fast this isn't I mean no I mean it's like yeah but</text:p>
      <text:p text:style-name="Text_20_body"><text:span text:style-name="T2">Tenda</text:span><text:span text:style-name="T1"> trails off</text:span></text:p>
      <text:p text:style-name="Text_20_body"><text:span text:style-name="T4">Rabid</text:span><text:span text:style-name="T3"> quickly puts his hoof in Tenda's mouth</text:span></text:p>
      <text:p text:style-name="Text_20_body"><text:span text:style-name="T2">Tenda</text:span><text:span text:style-name="T1"> ff</text:span></text:p>
      <text:p text:style-name="Text_20_body"><text:span text:style-name="T6">Yoko</text:span><text:span text:style-name="T5"> sighs in relief</text:span></text:p>
      <text:p text:style-name="Text_20_body"><text:span text:style-name="T4">Rabid</text:span><text:span text:style-name="T3"> looks at Yoko "Maybe we need a gag."</text:span></text:p>
      <text:p text:style-name="Text_20_body"><text:span text:style-name="T2">Tenda</text:span><text:span text:style-name="T1"> has one of those many moments she wonders why she wasn't gifted with _teeth_ upon her transformation</text:span></text:p>
      <text:p text:style-name="Text_20_body"><text:span text:style-name="T10">Storm</text:span>: Hmm...</text:p>
      <text:p text:style-name="Text_20_body"><text:soft-page-break/><text:span text:style-name="T6">Yoko</text:span><text:span text:style-name="T5"> nods and goes up stairs to grab a ballgag</text:span></text:p>
      <text:p text:style-name="Text_20_body"><text:span text:style-name="T2">Tenda</text:span><text:span text:style-name="T1"> shakes her head rapidly</text:span></text:p>
      <text:p text:style-name="Text_20_body"><text:span text:style-name="T8">Watcher</text:span>: The boss... Apparently had to go to some funeral, apparently his brother was a gaurs that got killed while patrolling. :sweetieyes:</text:p>
      <text:p text:style-name="Text_20_body"><text:span text:style-name="T2">Tenda</text:span>: Nn-mm-nn!</text:p>
      <text:p text:style-name="Text_20_body"><text:span text:style-name="T10">Storm</text:span>: (( If you wanted teeth, you shoulda mentioned it to meh :flail: :hurrr: ))</text:p>
      <text:p text:style-name="Text_20_body"><text:span text:style-name="T4">Rabid</text:span><text:span text:style-name="T3"> climbs on top of Tenda, pinning her down with his hoof in her mouth</text:span></text:p>
      <text:p text:style-name="Text_20_body"><text:span text:style-name="T8">Watcher</text:span>: *gaurd (auto...)</text:p>
      <text:p text:style-name="Text_20_body"><text:span text:style-name="T10">Storm</text:span>: Oh, that sounds...neat.</text:p>
      <text:p text:style-name="Text_20_body"><text:span text:style-name="T6">Yoko</text:span><text:span text:style-name="T5"> comes back down with a ballgag and throws it to Rabid</text:span></text:p>
      <text:p text:style-name="Text_20_body"><text:span text:style-name="T2">Tenda</text:span><text:span text:style-name="T1"> shakes her head even more forcefully while slobbering over Rabid's hoof trying to sneak a word out edgewise</text:span></text:p>
      <text:p text:style-name="Text_20_body"><text:span text:style-name="T8">Watcher</text:span>: Yeah... Heard it was a bloody mess :wtf:</text:p>
      <text:p text:style-name="Text_20_body"><text:span text:style-name="T4">Rabid</text:span><text:span text:style-name="T3"> catches it with hiis free hoof and takes his hoof out of Tenda's mouth</text:span></text:p>
      <text:p text:style-name="Text_20_body"><text:span text:style-name="T4">Rabid</text:span>: I'm sorry dear. What?</text:p>
      <text:p text:style-name="Text_20_body"><text:span text:style-name="T2">Tenda</text:span>: I REALLY LIKE TALKING YOU KNOW THAT ABOUT ME.</text:p>
      <text:p text:style-name="Text_20_body"><text:span text:style-name="T2">Tenda</text:span><text:span text:style-name="T1"> grimaces</text:span></text:p>
      <text:p text:style-name="Text_20_body"><text:span text:style-name="T2">Tenda</text:span>: If I can't talk my way through this I don't know what I'm going to do!</text:p>
      <text:p text:style-name="Text_20_body"><text:span text:style-name="T2">Tenda</text:span>: I can't do anything else right now!!</text:p>
      <text:p text:style-name="Text_20_body"><text:span text:style-name="T2">Tenda</text:span>: I...uh...</text:p>
      <text:p text:style-name="Text_20_body"><text:span text:style-name="T4">Rabid</text:span>: You also talk too much.</text:p>
      <text:p text:style-name="Text_20_body"><text:span text:style-name="T2">Tenda</text:span><text:span text:style-name="T1"> 's antennae droop to the side</text:span></text:p>
      <text:p text:style-name="Text_20_body"><text:span text:style-name="T2">Tenda</text:span>: Ohokay.</text:p>
      <text:p text:style-name="Text_20_body"><text:span text:style-name="T2">Tenda</text:span>: How about I just talk less then?</text:p>
      <text:p text:style-name="Text_20_body"><text:span text:style-name="T6">Yoko</text:span><text:span text:style-name="T5"> nods</text:span></text:p>
      <text:p text:style-name="Text_20_body"><text:span text:style-name="T8">Watcher</text:span>: By the way, did you see a little red foal Storm? He looked kinda lonely.</text:p>
      <text:p text:style-name="Text_20_body"><text:span text:style-name="T2">Tenda</text:span>: I could definitely moderate the amount of talking that I do, that's not a problem!</text:p>
      <text:p text:style-name="Text_20_body"><text:span text:style-name="T2">Tenda</text:span>: We can have a happy compromise!</text:p>
      <text:p text:style-name="Text_20_body"><text:span text:style-name="T4">Rabid</text:span>: You're doing it again.</text:p>
      <text:p text:style-name="Text_20_body"><text:span text:style-name="T10">Storm</text:span>: Uh...no, I don't recall...</text:p>
      <text:p text:style-name="Text_20_body"><text:span text:style-name="T10">Storm</text:span>: :ponder:</text:p>
      <text:p text:style-name="Text_20_body"><text:span text:style-name="T2">Tenda</text:span><text:span text:style-name="T1"> meeps</text:span></text:p>
      <text:p text:style-name="Text_20_body"><text:span text:style-name="T2">Tenda</text:span>: Okay I will talk less.</text:p>
      <text:p text:style-name="Text_20_body"><text:span text:style-name="T6">Yoko</text:span><text:span text:style-name="T5"> wonders if she should get more tools</text:span></text:p>
      <text:p text:style-name="Text_20_body"><text:span text:style-name="T2">Tenda</text:span><text:span text:style-name="T1"> forces a grin, trying to show she is NOT TALKING RIGHT NOW!</text:span></text:p>
      <text:p text:style-name="Text_20_body"><text:span text:style-name="T4">Rabid</text:span><text:span text:style-name="T3"> pats the side of Tenda's face hard "Good."</text:span></text:p>
      <text:p text:style-name="Text_20_body"><text:span text:style-name="T8">Watcher</text:span>: Oh... I tried talking to him but he just hide like he saw a monster.</text:p>
      <text:p text:style-name="Text_20_body"><text:soft-page-break/><text:span text:style-name="T8">Watcher</text:span>: Oh... I tried talking to him but he just hide like he saw a monster.</text:p>
      <text:p text:style-name="Text_20_body"><text:span text:style-name="T2">Tenda</text:span><text:span text:style-name="T1"> gives a quiet sigh of relief</text:span></text:p>
      <text:p text:style-name="Text_20_body"><text:span text:style-name="T4">Rabid</text:span><text:span text:style-name="T3"> moves his leg so its inbtween Tenda's, rubbing up between her thighs</text:span></text:p>
      <text:p text:style-name="Text_20_body"><text:span text:style-name="T2">Tenda</text:span><text:span text:style-name="T1"> is able to, again, pull her legs away from Rabid, now that Yoko is no longer present</text:span></text:p>
      <text:p text:style-name="Text_20_body"><text:span text:style-name="T2">Tenda</text:span>: (or presently holding her there, anyway &gt;​_&gt;​ )</text:p>
      <text:p text:style-name="Text_20_body"><text:span text:style-name="T13">Newblood</text:span> joined the chat </text:p>
      <text:p text:style-name="Text_20_body"><text:span text:style-name="T2">Tenda</text:span>: Areyougonnadothatpartwit​hYokohere?</text:p>
      <text:p text:style-name="Text_20_body"><text:span text:style-name="T8">Watcher</text:span>: (Btw, you know that gaurd I was talking about was the one she killed yesterday?)</text:p>
      <text:p text:style-name="Text_20_body"><text:span text:style-name="T10">Storm</text:span>: (Well, duh)</text:p>
      <text:p text:style-name="Text_20_body"><text:span text:style-name="T10">Storm</text:span>: (That's an odd coincidence, though)</text:p>
      <text:p text:style-name="Text_20_body"><text:span text:style-name="T4">Rabid</text:span>: I'm gonna do every part with Yoko here. Yoko might even do that part too.</text:p>
      <text:p text:style-name="Text_20_body"><text:span text:style-name="T8">Watcher</text:span>: (:hurrr:)</text:p>
      <text:p text:style-name="Text_20_body"><text:span text:style-name="T6">Yoko</text:span><text:span text:style-name="T5"> sighs and pins down Tenda again,making sure she can't move her legs</text:span></text:p>
      <text:p text:style-name="Text_20_body"><text:span text:style-name="T2">Tenda</text:span>: Hey okay I no I guess okay that part might have been kind of implied, but I hardly definitely did not I mean I didn't agree to that EXPLICITLY!</text:p>
      <text:p text:style-name="Text_20_body"><text:span text:style-name="T2">Tenda</text:span>: I mean okay I no that's okay, I'm okay with...don't tell Yoko...</text:p>
      <text:p text:style-name="Text_20_body"><text:span text:style-name="T2">Tenda</text:span>: No, I mean, Yoko's here...listening anyway...</text:p>
      <text:p text:style-name="Text_20_body"><text:span text:style-name="T10">Storm</text:span>: So...</text:p>
      <text:p text:style-name="Text_20_body"><text:span text:style-name="T2">Tenda</text:span><text:span text:style-name="T1"> trails off again, catching herself rambling again :nnghaloo:</text:span></text:p>
      <text:p text:style-name="Text_20_body"><text:span text:style-name="T8">Watcher</text:span><text:span text:style-name="T7"> jumps on Stormy's lap and gives a cute smile "So?"</text:span></text:p>
      <text:p text:style-name="P1">Newblood</text:p>
      <text:p text:style-name="Text_20_body"><text:bookmark text:name="X647_YWM8bTdBs-cw:11"/><text:a xlink:type="simple" xlink:href="http://youtube.com/watch?v=WM8bTdBs-cw" office:target-frame-name="_BLANK" xlink:show="replace">http://youtube.com/watch?v=WM8bTdBs-cw</text:a></text:p>
      <text:p text:style-name="Text_20_body"><text:span text:style-name="T4">Rabid</text:span>: You know, Yoko. If you just tied her legs to something you could join in on the fun too.</text:p>
      <text:p text:style-name="Text_20_body"><text:span text:style-name="T2">Tenda</text:span>: Wait, what? I didn't think of that!</text:p>
      <text:p text:style-name="Text_20_body"><text:span text:style-name="T6">Yoko</text:span><text:span text:style-name="T5"> wonders why she brought the ballgag down in the first place if it's not going to be used</text:span></text:p>
      <text:p text:style-name="Text_20_body"><text:span text:style-name="T2">Tenda</text:span>: I didn't think of that one!!</text:p>
      <text:p text:style-name="Text_20_body"><text:span text:style-name="T10">Storm</text:span>: :trarkmmmmf:</text:p>
      <text:p text:style-name="Text_20_body"><text:span text:style-name="T6">Yoko</text:span><text:span text:style-name="T5"> looks around for something to tie Tenda down to</text:span></text:p>
      <text:p text:style-name="Text_20_body"><text:span text:style-name="T8">Watcher</text:span>: (Watcher likes bondage :rariwat: )</text:p>
      <text:p text:style-name="Text_20_body"><text:span text:style-name="T4">Rabid</text:span>: (how about rope? :hurrr: )</text:p>
      <text:p text:style-name="Text_20_body"><text:span text:style-name="T4">Rabid</text:span><text:span text:style-name="T3"> looks at Tenda "One more ramble like that and I /am/ gagging you."</text:span></text:p>
      <text:p text:style-name="Text_20_body"><text:span text:style-name="T6">Yoko</text:span><text:span text:style-name="T5"> grabs some rope from underneath the couch and hands it to Rabid</text:span></text:p>
      <text:p text:style-name="Text_20_body"><text:span text:style-name="T6">Yoko</text:span>: Try to tie her down to something.. I don't see anything nearby...</text:p>
      <text:p text:style-name="Text_20_body"><text:span text:style-name="T2">Tenda</text:span><text:span text:style-name="T1"> nods over and over</text:span></text:p>
      <text:p text:style-name="Text_20_body"><text:span text:style-name="T10">Storm</text:span>: (So does Stormet....every female character, it would seem :rariwat: )</text:p>
      <text:p text:style-name="Text_20_body"><text:span text:style-name="T4">Rabid</text:span><text:span text:style-name="T3"> ties each of Tenda's hindlegs to a leg of the couch, spreading her wide</text:span></text:p>
      <text:p text:style-name="Text_20_body"><text:span text:style-name="T2">Tenda</text:span><text:span text:style-name="T1"> gives a groan that ends more like a whimper</text:span></text:p>
      <text:p text:style-name="Text_20_body"><text:soft-page-break/><text:span text:style-name="T8">Watcher</text:span>: ( :hurrr: And yet Storm, you don't do that to Watcher... Even though she asks you... And dresses in a maid outfit, asking for you to do anything to her )</text:p>
      <text:p text:style-name="Text_20_body"><text:span text:style-name="T6">Yoko</text:span>: (The legs of the couch.. Why didn't I think about that?)</text:p>
      <text:p text:style-name="Text_20_body"><text:span text:style-name="T2">Tenda</text:span><text:span text:style-name="T1"> pulls against the slack in the ropes, whimpering again with the tautness</text:span></text:p>
      <text:p text:style-name="Text_20_body"><text:span text:style-name="T10">Storm</text:span>: (Storm=/=Stormette :hurrr: )</text:p>
      <text:p text:style-name="Text_20_body"><text:span text:style-name="T4">Rabid</text:span><text:span text:style-name="T3"> looks down between Tenda's well spread legs</text:span></text:p>
      <text:p text:style-name="Text_20_body"><text:span text:style-name="T8">Watcher</text:span>: (Storm has to be the littlest bit creative, he's had 300 years)</text:p>
      <text:p text:style-name="Text_20_body"><text:span text:style-name="T6">Yoko</text:span><text:span text:style-name="T5"> sits down on Tenda's neck with her legs wrapped around her head</text:span></text:p>
      <text:p text:style-name="Text_20_body"><text:span text:style-name="T2">Tenda</text:span><text:span text:style-name="T1"> gives a defiant kick against the ropes as she notices Rabid nosing around behind her, but then grows much more panicked and focused on Yoko</text:span></text:p>
      <text:p text:style-name="Text_20_body"><text:span text:style-name="T2">Tenda</text:span>: ...having fun yet...Yoko...</text:p>
      <text:p text:style-name="Text_20_body"><text:span text:style-name="T6">Yoko</text:span>: I havn't yet..</text:p>
      <text:p text:style-name="Text_20_body"><text:span text:style-name="T8">Watcher</text:span><text:span text:style-name="T7"> stares at Stormy, curious to what he has to say</text:span></text:p>
      <text:p text:style-name="Text_20_body"><text:span text:style-name="T2">Tenda</text:span><text:span text:style-name="T1"> tries to hide her own grin, contorting her face strangely</text:span></text:p>
      <text:p text:style-name="Text_20_body"><text:span text:style-name="T6">Yoko</text:span>: Start licking my thighs,and maybe I will.</text:p>
      <text:p text:style-name="P1">Newblood</text:p>
      <text:p text:style-name="Text_20_body"><text:bookmark text:name="X647_YWYdzSDzGF1I:11"/><text:a xlink:type="simple" xlink:href="http://youtube.com/watch?v=WYdzSDzGF1I" office:target-frame-name="_BLANK" xlink:show="replace">http://youtube.com/watch?v=WYdzSDzGF1I</text:a></text:p>
      <text:p text:style-name="Text_20_body"><text:span text:style-name="T2">Tenda</text:span><text:span text:style-name="T1"> very slowly stretches her long tongue towards Yoko's thigh, but doesn't quite touch</text:span></text:p>
      <text:p text:style-name="Text_20_body"><text:span text:style-name="T10">Storm</text:span>: :wingboner: Is the doorway really the best place for this?</text:p>
      <text:p text:style-name="Text_20_body"><text:span text:style-name="T6">Yoko</text:span><text:span text:style-name="T5"> sighs</text:span></text:p>
      <text:p text:style-name="Text_20_body"><text:span text:style-name="T4">Rabid</text:span><text:span text:style-name="T3"> teasling licks from Tenda's plothole to the top of her marehood</text:span></text:p>
      <text:p text:style-name="Text_20_body"><text:span text:style-name="T2">Tenda</text:span><text:span text:style-name="T1"> 's tongue extends further with the sensation of Rabid's own against her, initially involuntarily slapping against Yoko's thigh, at which point she reluctantly moves it across once before quickly closing her mouth</text:span></text:p>
      <text:p text:style-name="Text_20_body"><text:span text:style-name="T8">Watcher</text:span>: What ever do you mean? I'm just sitting on you... With no work... And it's just you and I :good:</text:p>
      <text:p text:style-name="Text_20_body"><text:span text:style-name="T6">Yoko</text:span><text:span text:style-name="T5"> grabs on to Tenda's face and looks her in the eyes</text:span></text:p>
      <text:p text:style-name="Text_20_body"><text:span text:style-name="T6">Yoko</text:span>: What's wrong,moth princess?</text:p>
      <text:p text:style-name="Text_20_body"><text:span text:style-name="T2">Tenda</text:span><text:span text:style-name="T1"> visibly cringes upon hearing those words</text:span></text:p>
      <text:p text:style-name="Text_20_body"><text:span text:style-name="T2">Tenda</text:span>: Y-you're not allowed to call me that!</text:p>
      <text:p text:style-name="Text_20_body"><text:span text:style-name="T2">Tenda</text:span>: That's not for you!</text:p>
      <text:p text:style-name="Text_20_body"><text:span text:style-name="T4">Rabid</text:span><text:span text:style-name="T3"> swirls his hoof in circles on Tenda's marehood</text:span></text:p>
      <text:p text:style-name="Text_20_body"><text:span text:style-name="T4">Rabid</text:span>: Yoko, do you have a cache of toys somewhere?</text:p>
      <text:p text:style-name="Text_20_body"><text:span text:style-name="T10">Storm</text:span><text:span text:style-name="T9"> reaches over behind him and locks the door :rariwat:</text:span></text:p>
      <text:p text:style-name="Text_20_body"><text:span text:style-name="T2">Tenda</text:span><text:span text:style-name="T1"> coos, trying to avert her own gaze from Yoko's but unable to</text:span></text:p>
      <text:p text:style-name="Text_20_body"><text:span text:style-name="T2">Tenda</text:span>: R-Rabid, come on, there's... Yoko's up here, and you're doing that down... there...</text:p>
      <text:p text:style-name="Text_20_body"><text:span text:style-name="T2">Tenda</text:span>: This is kind of getting c-confusing!</text:p>
      <text:p text:style-name="Text_20_body"><text:span text:style-name="T6">Yoko</text:span><text:span text:style-name="T5"> thankfully has a box of toys in a small closet nearby</text:span></text:p>
      <text:p text:style-name="Text_20_body"><text:soft-page-break/><text:span text:style-name="T2">Tenda</text:span>: And she said 'princess,' and that made me t-think of somepony else, too...</text:p>
      <text:p text:style-name="Text_20_body"><text:span text:style-name="T8">Watcher</text:span><text:span text:style-name="T7"> stares seductively at Storm, resting her whooves on his soldiers</text:span></text:p>
      <text:p text:style-name="Text_20_body"><text:span text:style-name="T6">Yoko</text:span><text:span text:style-name="T5"> points to the small closet</text:span></text:p>
      <text:p text:style-name="Text_20_body"><text:span text:style-name="T2">Tenda</text:span>: It's just getting really complicated! Really fast!</text:p>
      <text:p text:style-name="Text_20_body"><text:span text:style-name="T2">Tenda</text:span>: This is more kinds of feelings than I thought!</text:p>
      <text:p text:style-name="Text_20_body"><text:span text:style-name="T2">Tenda</text:span>: And it's getting really warm in here!</text:p>
      <text:p text:style-name="Text_20_body"><text:span text:style-name="T2">Tenda</text:span>: We need to o-open a window or something!</text:p>
      <text:p text:style-name="Text_20_body"><text:span text:style-name="T2">Tenda</text:span><text:span text:style-name="T1"> kicks her legs a few times</text:span></text:p>
      <text:p text:style-name="Text_20_body"><text:span text:style-name="T6">Yoko</text:span><text:span text:style-name="T5"> sighs</text:span></text:p>
      <text:p text:style-name="Text_20_body"><text:span text:style-name="T2">Tenda</text:span>: It's just so CRAMPED, I mean, it's, it's...I'llshutup...</text:p>
      <text:p text:style-name="Text_20_body"><text:span text:style-name="T4">Rabid</text:span><text:span text:style-name="T3"> trots over the the closes and picks something up in his hoof, keeping it hidden from Tenda, and walks back over before putting the gag in Tenda's mouth.</text:span></text:p>
      <text:p text:style-name="Text_20_body"><text:span text:style-name="T2">Tenda</text:span><text:span text:style-name="T1"> vehemently protests behind the gag, but quickly stops as she realizes how hard it is to breathe doing that while she can only really breathe through her nose meanwhile</text:span></text:p>
      <text:p text:style-name="Text_20_body"><text:span text:style-name="T2">Tenda</text:span>: Nn.</text:p>
      <text:p text:style-name="Text_20_body"><text:span text:style-name="T2">Tenda</text:span>: N.</text:p>
      <text:p text:style-name="Text_20_body"><text:span text:style-name="T2">Tenda</text:span>: M.</text:p>
      <text:p text:style-name="Text_20_body"><text:span text:style-name="T4">Rabid</text:span><text:span text:style-name="T3"> starts to push something against Tenda's plothole</text:span></text:p>
      <text:p text:style-name="Text_20_body"><text:span text:style-name="T2">Tenda</text:span><text:span text:style-name="T1"> gives a muffled grunt</text:span></text:p>
      <text:p text:style-name="Text_20_body"><text:span text:style-name="T2">Tenda</text:span><text:span text:style-name="T1"> rattles both the cuffs and her legs again</text:span></text:p>
      <text:p text:style-name="Text_20_body"><text:span text:style-name="T10">Storm</text:span><text:span text:style-name="T9"> leans against Watcher, not wanting this /here/ :rariwat:</text:span></text:p>
      <text:p text:style-name="Text_20_body"><text:span text:style-name="T6">Yoko</text:span><text:span text:style-name="T5"> glares at Tenda,shaking her head</text:span></text:p>
      <text:p text:style-name="Text_20_body"><text:span text:style-name="T4">Rabid</text:span><text:span text:style-name="T3"> smiles at Tenda as he continues pushing, the object pushes in, getting wider, then suddenly thinner as its fully inserted.</text:span></text:p>
      <text:p text:style-name="Text_20_body"><text:span text:style-name="T10">Storm</text:span>: (Oh my :good: )</text:p>
      <text:p text:style-name="Text_20_body"><text:span text:style-name="T2">Tenda</text:span><text:span text:style-name="T1"> makes a few more muffled noises as she adjusts to the presence of the intrusion, running over the idea it's nothing it's nothing in her mind to try and remain calm</text:span></text:p>
      <text:p text:style-name="Text_20_body"><text:span text:style-name="T10">Storm</text:span><text:span text:style-name="T9"> faces Watcher eye-to-eye, staring back at her just as seductively</text:span></text:p>
      <text:p text:style-name="Text_20_body"><text:span text:style-name="T10">Storm</text:span>: Still got that box under the bed? :rariwat:</text:p>
      <text:p text:style-name="Text_20_body"><text:span text:style-name="T8">Watcher</text:span>: (Is it a butt plug which you're gonna make her walk around in? :hurrr: )</text:p>
      <text:p text:style-name="Text_20_body"><text:span text:style-name="T8">Watcher</text:span><text:span text:style-name="T7"> nods her head slowly</text:span></text:p>
      <text:p text:style-name="Text_20_body"><text:span text:style-name="T2">Tenda</text:span>: (*suddenly the center of ALL the attention :wtf: *)</text:p>
      <text:p text:style-name="Text_20_body"><text:span text:style-name="T8">Watcher</text:span>: It sure is... Hasn't been used in a while :good:</text:p>
      <text:p text:style-name="Text_20_body"><text:span text:style-name="T4">Rabid</text:span><text:span text:style-name="T3"> shows both hooves to tenda and pushes against the base of the plug with his belly "Look, Tenda. No hooves!" and smirks</text:span></text:p>
      <text:p text:style-name="Text_20_body"><text:span text:style-name="T10">Storm</text:span>: and you know what's in the box, riiiight? :good:</text:p>
      <text:p text:style-name="Text_20_body"><text:span text:style-name="T2">Tenda</text:span>: ( :good: )</text:p>
      <text:p text:style-name="Text_20_body"><text:span text:style-name="T10">Storm</text:span>: Ah, well...let's put it to use, then. :ultragood:</text:p>
      <text:p text:style-name="Text_20_body"><text:soft-page-break/><text:span text:style-name="T2">Tenda</text:span><text:span text:style-name="T1"> groans lowly and protractedly</text:span></text:p>
      <text:p text:style-name="Text_20_body"><text:span text:style-name="T8">Watcher</text:span>: Mind getting it, Hun? :good:</text:p>
      <text:p text:style-name="Text_20_body"><text:span text:style-name="T10">Storm</text:span>: (We got a motherbucking badass showoff over here :visiblyimpressed: )</text:p>
      <text:p text:style-name="Text_20_body"><text:span text:style-name="T10">Storm</text:span>: Oh, sure...</text:p>
      <text:p text:style-name="Text_20_body"><text:span text:style-name="T4">Rabid</text:span><text:span text:style-name="T3"> reaches over Tenda and lightly strokes Yoko's teats</text:span></text:p>
      <text:p text:style-name="Text_20_body"><text:span text:style-name="T10">Storm</text:span><text:span text:style-name="T9"> goes to the bed and searches under it</text:span></text:p>
      <text:p text:style-name="Text_20_body"><text:span text:style-name="T6">Yoko</text:span><text:span text:style-name="T5"> blushes and leans over to Rabid for a kiss</text:span></text:p>
      <text:p text:style-name="Text_20_body"><text:span text:style-name="T8">Watcher</text:span>: (Could of used magic :hurrr: )</text:p>
      <text:p text:style-name="Text_20_body"><text:span text:style-name="T4">Rabid</text:span><text:span text:style-name="T3"> kisses Yoko</text:span></text:p>
      <text:p text:style-name="Text_20_body"><text:span text:style-name="T10">Storm</text:span>: (Pssh, then you wouldn't get to stare at his glorious derriere :rariwat:)</text:p>
      <text:p text:style-name="Text_20_body"><text:span text:style-name="T2">Tenda</text:span><text:span text:style-name="T1"> rattles her cuffs noisily, curious what in the world the two pones she can't see are doing above her</text:span></text:p>
      <text:p text:style-name="Text_20_body"><text:span text:style-name="T4">Rabid</text:span><text:span text:style-name="T3"> takes the gag off Tenda "Now since I'm being so nice to you by taking that off, why don't you put that crazy tongue of yours to good use?"</text:span></text:p>
      <text:p text:style-name="Text_20_body"><text:span text:style-name="T2">Tenda</text:span>: Yeskay.</text:p>
      <text:p text:style-name="Text_20_body"><text:span text:style-name="T2">Tenda</text:span>: Thankyou.</text:p>
      <text:p text:style-name="Text_20_body"><text:span text:style-name="T4">Rabid</text:span><text:span text:style-name="T3"> spanks the inside of Tenda's thigh</text:span></text:p>
      <text:p text:style-name="Text_20_body"><text:span text:style-name="T2">Tenda</text:span><text:span text:style-name="T1"> gives an abbreviated yelp as she tries to remain as silent as she can</text:span></text:p>
      <text:p text:style-name="Text_20_body"><text:span text:style-name="T10">Storm</text:span>: Aha! Found it!</text:p>
      <text:p text:style-name="Text_20_body"><text:span text:style-name="T10">Storm</text:span><text:span text:style-name="T9"> drags the box out</text:span></text:p>
      <text:p text:style-name="Text_20_body"><text:span text:style-name="T8">Watcher</text:span><text:span text:style-name="T7"> stares at Storm's flank as he searches</text:span></text:p>
      <text:p text:style-name="Text_20_body"><text:span text:style-name="T6">Yoko</text:span><text:span text:style-name="T5"> yawns</text:span></text:p>
      <text:p text:style-name="Text_20_body"><text:span text:style-name="T8">Watcher</text:span>: Good :good:</text:p>
      <text:p text:style-name="Text_20_body"><text:span text:style-name="T6">Yoko</text:span>: Where's that tongue?</text:p>
      <text:p text:style-name="Text_20_body"><text:span text:style-name="T4">Rabid</text:span><text:span text:style-name="T3"> spanks Tenda's other thigh</text:span></text:p>
      <text:p text:style-name="Text_20_body"><text:span text:style-name="T4">Rabid</text:span>: That's what I'm wondering.</text:p>
      <text:p text:style-name="Text_20_body"><text:span text:style-name="T2">Tenda</text:span><text:span text:style-name="T1"> quickly begins flitting her tongue back and forth against Yoko's nearest thigh</text:span></text:p>
      <text:p text:style-name="Text_20_body"><text:span text:style-name="T10">Storm</text:span><text:span text:style-name="T9"> stares back at Watcher lasciviously</text:span></text:p>
      <text:p text:style-name="Text_20_body"><text:span text:style-name="T10">Storm</text:span>: You don't have to wait out there, y'know...that bed is plenty big enough for the both of us...</text:p>
      <text:p text:style-name="Text_20_body"><text:span text:style-name="T6">Yoko</text:span><text:span text:style-name="T5"> smiles</text:span></text:p>
      <text:p text:style-name="Text_20_body"><text:span text:style-name="T8">Watcher</text:span>: Bring the box her Storm... I wanna show you what's inside.</text:p>
      <text:p text:style-name="Text_20_body"><text:span text:style-name="T2">Tenda</text:span><text:span text:style-name="T1"> pauses briefly to mutter, "Sorrysorrysorry"</text:span></text:p>
      <text:p text:style-name="Text_20_body"><text:span text:style-name="T6">Yoko</text:span>: Moth princess isn't so dumb after all.</text:p>
      <text:p text:style-name="Text_20_body"><text:span text:style-name="T6">Yoko</text:span><text:span text:style-name="T5"> giggles</text:span></text:p>
      <text:p text:style-name="Text_20_body"><text:span text:style-name="T8">Watcher</text:span>: (Scratch that, phone is slow)</text:p>
      <text:p text:style-name="Text_20_body"><text:span text:style-name="T2">Tenda</text:span><text:span text:style-name="T1"> winces but continues wordlessly, her licking becoming more slow and sensual instead of just hurried</text:span></text:p>
      <text:p text:style-name="Text_20_body"><text:span text:style-name="T8">Watcher</text:span><text:span text:style-name="T7"> chuckles flirtatiously and walks slowly to Stormy, walking with her flank swinging side to </text:span><text:soft-page-break/><text:span text:style-name="T7">side, before lightly rubbing his face with her tail</text:span></text:p>
      <text:p text:style-name="Text_20_body"><text:span text:style-name="T2">Tenda</text:span><text:span text:style-name="T1"> 's eyes start drifting towards the place between Yoko's thighs as she blinks away sweat dripping into and around them</text:span></text:p>
      <text:p text:style-name="Text_20_body"><text:span text:style-name="T4">Rabid</text:span><text:span text:style-name="T3"> kisses up and down the insides of Tenda's thighs, sometimes brushing over her marehood and sometimes giving a light tug on her plug</text:span></text:p>
      <text:p text:style-name="Text_20_body"><text:span text:style-name="T10">Storm</text:span><text:span text:style-name="T9"> his whole body tingles, both in excitement and at the sensation</text:span></text:p>
      <text:p text:style-name="Text_20_body"><text:span text:style-name="T10">Storm</text:span><text:span text:style-name="T9"> reaches over slowly and opens the box :good:</text:span></text:p>
      <text:p text:style-name="Text_20_body"><text:span text:style-name="T6">Yoko</text:span>: What's the matter,moth princess? Can'</text:p>
      <text:p text:style-name="Text_20_body"><text:span text:style-name="T6">Yoko</text:span>: Can't serve your queen?</text:p>
      <text:p text:style-name="Text_20_body"><text:span text:style-name="T2">Tenda</text:span><text:span text:style-name="T1"> whimpers, and stretches her neck forward, dragging her tongue across Yoko's thigh towards her marehood</text:span></text:p>
      <text:p text:style-name="Text_20_body"><text:span text:style-name="T6">Yoko</text:span><text:span text:style-name="T5"> smiles and plays with Tenda's antennae</text:span></text:p>
      <text:p text:style-name="Text_20_body"><text:span text:style-name="T2">Tenda</text:span><text:span text:style-name="T1"> hesitates, suddenly dizzy and lost with concerns of where she is and what she's doing and how she got here flooding her mind as she ceases attending to Yoko</text:span></text:p>
      <text:p text:style-name="Text_20_body"><text:span text:style-name="T2">Tenda</text:span><text:span text:style-name="T1"> 's breathing and the rising and falling of her head fall in the rhythm of Yoko's attention towards her antennae, obviously keen to it</text:span></text:p>
      <text:p text:style-name="Text_20_body"><text:span text:style-name="T6">Yoko</text:span><text:span text:style-name="T5"> looks worried and tries to speak to Tenda</text:span></text:p>
      <text:p text:style-name="Text_20_body"><text:span text:style-name="T2">Tenda</text:span><text:span text:style-name="T1"> just remains silent and still, breathing heavily and warmly onto Yoko's nether regions</text:span></text:p>
      <text:p text:style-name="P2">Watcher</text:p>
      <text:p text:style-name="Text_20_body">( <text:bookmark text:name="X647_YzRJcxMe1zWY:11"/><text:a xlink:type="simple" xlink:href="http://youtube.com/watch?v=zRJcxMe1zWY" office:target-frame-name="_BLANK" xlink:show="replace">http://youtube.com/watch?v=zRJcxMe1zWY</text:a> )</text:p>
      <text:p text:style-name="Text_20_body"><text:span text:style-name="T6">Yoko</text:span><text:span text:style-name="T5"> blushes as she feels the hot air blow against her marehood</text:span></text:p>
      <text:p text:style-name="Text_20_body"><text:span text:style-name="T8">Watcher</text:span>: ( :hurrr: )</text:p>
      <text:p text:style-name="Text_20_body"><text:span text:style-name="T4">Rabid</text:span><text:span text:style-name="T3"> locks his muzzle over Tenda's marehood and swirls his tongue around the inside</text:span></text:p>
      <text:p text:style-name="Text_20_body"><text:span text:style-name="T10">Storm</text:span>: Well, then...what's in the box? :good: :hurrr:</text:p>
      <text:p text:style-name="Text_20_body"><text:span text:style-name="T8">Watcher</text:span>: (A head :hurrr: )</text:p>
      <text:p text:style-name="Text_20_body"><text:span text:style-name="T2">Tenda</text:span><text:span text:style-name="T1"> exhales once more on Yoko, and then hurriedly mimics what she feels herself and slowly...gingerly... begins cautiously exploring Yoko's marehood with her tongue</text:span></text:p>
      <text:p text:style-name="Text_20_body"><text:span text:style-name="T6">Yoko</text:span>: You had me worried for a second there,moth princess. Try to remain calm.</text:p>
      <text:p text:style-name="Text_20_body"><text:span text:style-name="T2">Tenda</text:span><text:span text:style-name="T1"> nods a few times, continuing to plumb the unknown territory</text:span></text:p>
      <text:p text:style-name="Text_20_body"><text:span text:style-name="T6">Yoko</text:span>: (chat lag u.u)</text:p>
      <text:p text:style-name="Text_20_body"><text:span text:style-name="T6">Yoko</text:span><text:span text:style-name="T5"> moans a little bit and drools a little bit,reacting to the slick and slimy cold feel of Tenda's tongue in her marehood</text:span></text:p>
      <text:p text:style-name="Text_20_body"><text:span text:style-name="T4">Rabid</text:span><text:span text:style-name="T3"> continues his oral assault and he cups one of Tenda's cheeks in his hoof</text:span></text:p>
      <text:p text:style-name="Text_20_body"><text:span text:style-name="T8">Watcher</text:span>: Oh... It's just my deadly sin :good: A toy that helps with that... Are you envious?</text:p>
      <text:p text:style-name="Text_20_body"><text:span text:style-name="T2">Tenda</text:span><text:span text:style-name="T1"> crudely tries to imitate Rabid's ministration, clumsily slipping her tongue just against and beyond Yoko's lips, hugging them and probing the sides of her marehood with felt curiosity and increasing interest</text:span></text:p>
      <text:p text:style-name="Text_20_body"><text:span text:style-name="T10">Storm</text:span>: No, just...curious... :good:</text:p>
      <text:p text:style-name="Text_20_body"><text:span text:style-name="T8">Watcher</text:span>: (Yay for movie puns.)</text:p>
      <text:p text:style-name="Text_20_body"><text:soft-page-break/><text:span text:style-name="T8">Watcher</text:span>: Well.. How about you hand me that and I'll show you what I mean?</text:p>
      <text:p text:style-name="Text_20_body"><text:span text:style-name="T6">Yoko</text:span><text:span text:style-name="T5"> moans and smiles at Tenda,admiring her effort</text:span></text:p>
      <text:p text:style-name="Text_20_body"><text:span text:style-name="T6">Yoko</text:span>: And later I thought you wouldn't even dare touch me..</text:p>
      <text:p text:style-name="Text_20_body"><text:span text:style-name="T6">Yoko</text:span><text:span text:style-name="T5"> laughs</text:span></text:p>
      <text:p text:style-name="Text_20_body"><text:span text:style-name="T2">Tenda</text:span><text:span text:style-name="T1"> whimpers at Yoko's remark, but continues her now-eager efforts</text:span></text:p>
      <text:p text:style-name="Text_20_body"><text:span text:style-name="T8">Watcher</text:span>: (Tenda, are you off steam?)</text:p>
      <text:p text:style-name="Text_20_body"><text:span text:style-name="T2">Tenda</text:span>: (no I am there)</text:p>
      <text:p text:style-name="Text_20_body"><text:span text:style-name="T2">Tenda</text:span>: (wait it says I am offline)</text:p>
      <text:p text:style-name="Text_20_body"><text:span text:style-name="T2">Tenda</text:span>: (must just be a connection hiccup)</text:p>
      <text:p text:style-name="Text_20_body"><text:span text:style-name="T4">Rabid</text:span>: (it says offline for me 2)</text:p>
      <text:p text:style-name="Text_20_body"><text:span text:style-name="T13">Newblood</text:span>: (Steam Dyed for a moment)</text:p>
      <text:p text:style-name="Text_20_body"><text:span text:style-name="T8">Watcher</text:span>: (Oh... SHIT, I banged my toe against the corner of a briefcase. ;-;)</text:p>
      <text:p text:style-name="Text_20_body"><text:span text:style-name="T10">Storm</text:span><text:span text:style-name="T9"> takes out the toy and, marveling at its construct, passes it to Watcher</text:span></text:p>
      <text:p text:style-name="Text_20_body"><text:span text:style-name="T10">Storm</text:span>: (Ouch)</text:p>
      <text:p text:style-name="Text_20_body"><text:span text:style-name="T4">Rabid</text:span><text:span text:style-name="T3"> climbs on top of Tenda, his package resting on her marehood, as he kisses Yoko</text:span></text:p>
      <text:p text:style-name="Text_20_body"><text:span text:style-name="T2">Tenda</text:span><text:span text:style-name="T1"> pulls her tongue out of Yoko, letting out a long and undulating whine</text:span></text:p>
      <text:p text:style-name="Text_20_body"><text:span text:style-name="T8">Watcher</text:span>: (I'm gonna fall over crying... I did it again)</text:p>
      <text:p text:style-name="Text_20_body"><text:span text:style-name="T6">Yoko</text:span><text:span text:style-name="T5"> kisses Rabid back with passion and sighs</text:span></text:p>
      <text:p text:style-name="Text_20_body"><text:span text:style-name="T10">Storm</text:span>: ( :( )</text:p>
      <text:p text:style-name="Text_20_body"><text:span text:style-name="T6">Yoko</text:span>: What is it now,moth princess?</text:p>
      <text:p text:style-name="Text_20_body"><text:span text:style-name="T8">Watcher</text:span><text:span text:style-name="T7"> holds the toy with a firm grip and licks along the shaft while eying you</text:span></text:p>
      <text:p text:style-name="Text_20_body"><text:span text:style-name="T2">Tenda</text:span>: What are you doing...</text:p>
      <text:p text:style-name="Text_20_body"><text:span text:style-name="T6">Yoko</text:span><text:span text:style-name="T5"> looks confused</text:span></text:p>
      <text:p text:style-name="Text_20_body"><text:span text:style-name="T6">Yoko</text:span>: What do you mean?</text:p>
      <text:p text:style-name="Text_20_body"><text:span text:style-name="T10">Storm</text:span><text:span text:style-name="T9"> eyes Watcher back o-o, sitting down</text:span></text:p>
      <text:p text:style-name="Text_20_body"><text:span text:style-name="T2">Tenda</text:span>: You're both... doing something up there...</text:p>
      <text:p text:style-name="Text_20_body"><text:span text:style-name="T2">Tenda</text:span>: On TOP of me...</text:p>
      <text:p text:style-name="Text_20_body"><text:span text:style-name="T2">Tenda</text:span><text:span text:style-name="T1"> tries to crane her head up to see, but anything is blotted out by Yoko craned over her</text:span></text:p>
      <text:p text:style-name="Text_20_body"><text:span text:style-name="T8">Watcher</text:span><text:span text:style-name="T7"> licks around the head with a seductive gaze towards you, lowering the toy down her body</text:span></text:p>
      <text:p text:style-name="Text_20_body"><text:span text:style-name="T10">Storm</text:span><text:span text:style-name="T9"> decides against sitting on the floor and hops up onto the bed, facing Watcher as his member starts twitching and filling with blood</text:span></text:p>
      <text:p text:style-name="Text_20_body"><text:span text:style-name="T6">Yoko</text:span><text:span text:style-name="T5"> gets off Tenda's neck and sits in the area above Tenda's head,which allows Tenda to see what is happening</text:span></text:p>
      <text:p text:style-name="Text_20_body"><text:span text:style-name="T2">Tenda</text:span>: Ohokay.</text:p>
      <text:p text:style-name="Text_20_body"><text:span text:style-name="T2">Tenda</text:span>: S-sorrysorry...sorry.</text:p>
      <text:p text:style-name="Text_20_body"><text:span text:style-name="T2">Tenda</text:span>: Are you...gonna come down again?</text:p>
      <text:p text:style-name="Text_20_body"><text:span text:style-name="T2">Tenda</text:span><text:span text:style-name="T1"> wiggles in her restraints, but not defiantly</text:span></text:p>
      <text:p text:style-name="Text_20_body"><text:soft-page-break/><text:span text:style-name="T8">Watcher</text:span><text:span text:style-name="T7"> slowly probs herself with the toy, moaning quietly while she tries to keep her look on you</text:span></text:p>
      <text:p text:style-name="Text_20_body"><text:span text:style-name="T6">Yoko</text:span><text:span text:style-name="T5"> gets back on Tenda,her head facing the direction her marehood is</text:span></text:p>
      <text:p text:style-name="Text_20_body"><text:span text:style-name="T10">Storm</text:span><text:span text:style-name="T9"> sits on the edge of the bed, facing Watcher, his gradually growing member starting to point up at her</text:span></text:p>
      <text:p text:style-name="Text_20_body"><text:span text:style-name="T6">Yoko</text:span><text:span text:style-name="T5"> leans down and starts to lick at Tenda's thighs</text:span></text:p>
      <text:p text:style-name="Text_20_body"><text:span text:style-name="T4">Rabid</text:span><text:span text:style-name="T3"> gets off of Tenda, letting Yoko try her hoof at Tenda's marehood</text:span></text:p>
      <text:p text:style-name="Text_20_body"><text:span text:style-name="T2">Tenda</text:span><text:span text:style-name="T1"> takes her cue and hungrily begins lapping around Yoko's marehood, investigating by touch parts she has never really seen or felt before</text:span></text:p>
      <text:p text:style-name="Text_20_body"><text:span text:style-name="T8">Watcher</text:span><text:span text:style-name="T7"> grunts a bit as she slides her toy deeper inside "Y-You like watching Storm?"</text:span></text:p>
      <text:p text:style-name="Text_20_body"><text:span text:style-name="T4">Rabid</text:span><text:span text:style-name="T3"> leans his face into Tenda's "So you want to see what's going on? How about a closeup?"</text:span></text:p>
      <text:p text:style-name="Text_20_body"><text:span text:style-name="T2">Tenda</text:span>: Ihuhh..?</text:p>
      <text:p text:style-name="Text_20_body"><text:span text:style-name="T4">Rabid</text:span><text:span text:style-name="T3"> lifts Yoko's backside right above Tenda's face and mounts Yoko</text:span></text:p>
      <text:p text:style-name="Text_20_body"><text:span text:style-name="T10">Storm</text:span><text:span text:style-name="T9"> starts slowly stroking his member, eyes on Watcher</text:span></text:p>
      <text:p text:style-name="Text_20_body"><text:span text:style-name="T10">Storm</text:span>: Yes...Watcher...</text:p>
      <text:p text:style-name="Text_20_body"><text:span text:style-name="T10">Storm</text:span><text:span text:style-name="T9"> can't help but giggle at that play on words</text:span></text:p>
      <text:p text:style-name="Text_20_body"><text:span text:style-name="T2">Tenda</text:span><text:span text:style-name="T1"> rubs against the floor some with the little give she has to-and-fro the legs of the couch, watching intently</text:span></text:p>
      <text:p text:style-name="Text_20_body"><text:span text:style-name="T6">Yoko</text:span><text:span text:style-name="T5"> moans softly and begins to lap at Tenda's marehood slowly</text:span></text:p>
      <text:p text:style-name="Text_20_body"><text:span text:style-name="T4">Rabid</text:span><text:span text:style-name="T3"> 's balls rub up against Tenda's muzzle as his member is buried in Yoko</text:span></text:p>
      <text:p text:style-name="Text_20_body"><text:span text:style-name="T8">Watcher</text:span><text:span text:style-name="T7"> flips a switch on the toy and it makes a loud hum. She replies in a high pitch moan, thrusting the toy inside her</text:span></text:p>
      <text:p text:style-name="Text_20_body"><text:span text:style-name="T2">Tenda</text:span><text:span text:style-name="T1"> eagerly laps at Rabid's balls, quickly growing more aroused by the heavy scent of musk and desperate to do something lewd herself in her limited state to act out those feelings</text:span></text:p>
      <text:p text:style-name="Text_20_body"><text:span text:style-name="T6">Yoko</text:span><text:span text:style-name="T5"> begins to pick up the pace on licking Tenda's marehood and holds onto her legs</text:span></text:p>
      <text:p text:style-name="Text_20_body"><text:span text:style-name="T4">Rabid</text:span><text:span text:style-name="T3"> slowly grinds inside of Yoko</text:span></text:p>
      <text:p text:style-name="Text_20_body"><text:span text:style-name="T2">Tenda</text:span><text:span text:style-name="T1"> clumsily slaps her tongue around Rabid's hanging scrotum, and when it swings close enough, slips her lips around and gently sucks his balls, passing them in and out of her muzzle with wet and squelching sounds</text:span></text:p>
      <text:p text:style-name="Text_20_body"><text:span text:style-name="T2">Tenda</text:span><text:span text:style-name="T1"> squeaks pitifully as they slip away from the reach of her muzzle, only able to tap at them with the tip of her tongu</text:span></text:p>
      <text:p text:style-name="Text_20_body"><text:span text:style-name="T4">Rabid</text:span><text:span text:style-name="T3"> moans at Tenda's treatment of his balls and as he moves deeper into Yoko, his plot moves inches in front of Tenda's muzzle</text:span></text:p>
      <text:p text:style-name="Text_20_body"><text:span text:style-name="T6">Yoko</text:span><text:span text:style-name="T5"> continues at her licking pace but reaches deeper inside Tenda's marehood</text:span></text:p>
      <text:p text:style-name="Text_20_body"><text:span text:style-name="T2">Tenda</text:span><text:span text:style-name="T1"> flashes back to yesterday, and stretches her head as close to Rabid's plot as she can, pulling back reflexively a few times in response to Yoko's deeper pleasing</text:span></text:p>
      <text:p text:style-name="Text_20_body"><text:span text:style-name="T2">Tenda</text:span><text:span text:style-name="T1"> squeaks repeatedly, unable to reach, and seemingly unaware she is making the noise</text:span></text:p>
      <text:p text:style-name="Text_20_body"><text:span text:style-name="T4">Rabid</text:span><text:span text:style-name="T3"> in response from hearing a noise from Tenda, he moves his plot back a few inches and wiggles it</text:span></text:p>
      <text:p text:style-name="Text_20_body"><text:span text:style-name="T6">Yoko</text:span><text:span text:style-name="T5"> begins to pick up her speed again and moves her tongue around in Tenda's marehood</text:span></text:p>
      <text:p text:style-name="Text_20_body"><text:span text:style-name="T2">Tenda</text:span><text:span text:style-name="T1"> finds herself paralyzed in the throes of pleasure from Yoko's actions, tongue hanging out her </text:span><text:soft-page-break/><text:span text:style-name="T1">mouth but making no movement towards Rabid's nearer behind</text:span></text:p>
      <text:p text:style-name="Text_20_body"><text:span text:style-name="T8">Watcher</text:span><text:span text:style-name="T7"> presses all the way in, holding it there; her moans get even more high pitched</text:span></text:p>
      <text:p text:style-name="Text_20_body"><text:span text:style-name="T4">Rabid</text:span><text:span text:style-name="T3"> beings gently thrusting into Yoko, Rabid's plot gingerly rubs up against Tenda's muzzle with each outward thrust</text:span></text:p>
      <text:p text:style-name="Text_20_body"><text:span text:style-name="T6">Yoko</text:span><text:span text:style-name="T5"> is now rapidly licking Tenda's marehood,but no longer moving her tongue around in it</text:span></text:p>
      <text:p text:style-name="Text_20_body"><text:span text:style-name="T2">Tenda</text:span><text:span text:style-name="T1"> begins frantically licking all around Rabid's plot and gradually nearer his plothole, unfocused but even more excited by the seeming forced perversion and memories of him doing it to her last night</text:span></text:p>
      <text:p text:style-name="Text_20_body"><text:span text:style-name="T13">Newblood</text:span> joined the chat </text:p>
      <text:p text:style-name="Text_20_body"><text:span text:style-name="T2">Tenda</text:span><text:span text:style-name="T1"> presses her tongue flat and heavily against the plothole, pushing the bulk of it slightly against the pucker and grinning dazedly at the contrasting sweet and musky scents</text:span></text:p>
      <text:p text:style-name="Text_20_body"><text:span text:style-name="T4">Rabid</text:span><text:span text:style-name="T3"> moans and pushes back against Tenda's tongue</text:span></text:p>
      <text:p text:style-name="Text_20_body"><text:span text:style-name="T6">Yoko</text:span><text:span text:style-name="T5"> takes her tongue out of Tenda's marehood,panting and wanting for more</text:span></text:p>
      <text:p text:style-name="Text_20_body"><text:span text:style-name="T2">Tenda</text:span><text:span text:style-name="T1"> continues pressing the flat of her tongue against the plothole, the tip sliding slightly in and instantly, strangely comfortingly oppressed by the firmness starkly different from what she had felt inside Yoko</text:span></text:p>
      <text:p text:style-name="Text_20_body"><text:span text:style-name="T2">Tenda</text:span><text:span text:style-name="T1"> finds herself having pushed as far as she can stretch, and slides the firm and slightly pointed tip of her tongue in and out and around the plothole, lapping up some of the concentrated and clinging sweat and swallowing it eagerly</text:span></text:p>
      <text:p text:style-name="Text_20_body"><text:span text:style-name="T6">Yoko</text:span>: (brb,bathroom break)</text:p>
      <text:p text:style-name="Text_20_body"><text:span text:style-name="T4">Rabid</text:span><text:span text:style-name="T3"> reaches and pulls Yoko back onto his member with one hoof, the other pulling Tenda's muzzle deeper into his plot</text:span></text:p>
      <text:p text:style-name="Text_20_body"><text:span text:style-name="T2">Tenda</text:span><text:span text:style-name="T1"> gags at first as her ability to breathe is somewhat impeded, and the air she's getting completely inundated with overpowering smells, and is forced to hold her breath alternatingly as she presses her muzzle flush against Rabid's rear so that she can continue working her tongue deeper into the gradually-giving, strangely responsive orifice</text:span></text:p>
      <text:p text:style-name="Text_20_body"><text:span text:style-name="T6">Yoko</text:span>: (back)</text:p>
      <text:p text:style-name="Text_20_body"><text:span text:style-name="T6">Yoko</text:span><text:span text:style-name="T5"> eyes' light up as Rabid pulls her back, as if she hasn't felt this in awhile.</text:span></text:p>
      <text:p text:style-name="Text_20_body"><text:span text:style-name="T2">Tenda</text:span><text:span text:style-name="T1"> pulls back, hungry for air and more than a little flustered, suddenly realizing no attention is being paid any longer to her, and rattling at her restraints slightly, but entirely convinced with Rabid and Yoko in their throes in front and above and behind her she isn't going to get any at the moment</text:span></text:p>
      <text:p text:style-name="Text_20_body"><text:span text:style-name="T4">Rabid</text:span><text:span text:style-name="T3"> lifts himself up and off of Tenda, moaning as her tongue wriggles out, before trotting around to Tenda's other end and pulling the plug out of her plot</text:span></text:p>
      <text:p text:style-name="Text_20_body"><text:span text:style-name="T2">Tenda</text:span><text:span text:style-name="T1"> meeps o-o</text:span></text:p>
      <text:p text:style-name="Text_20_body"><text:span text:style-name="T2">Tenda</text:span>: Youcan... you can finish what you were doing...</text:p>
      <text:p text:style-name="Text_20_body"><text:span text:style-name="T2">Tenda</text:span>: I'm okay watching... o///o</text:p>
      <text:p text:style-name="Text_20_body"><text:span text:style-name="T2">Tenda</text:span>: Like... I like... what's going on... o///o</text:p>
      <text:p text:style-name="Text_20_body"><text:span text:style-name="T6">Yoko</text:span><text:span text:style-name="T5"> yawns and feels drowsy</text:span></text:p>
      <text:p text:style-name="Text_20_body"><text:span text:style-name="T4">Rabid</text:span><text:span text:style-name="T3"> slides his member into Tenda's plothole, moaning</text:span></text:p>
      <text:p text:style-name="Text_20_body"><text:span text:style-name="T4">Rabid</text:span><text:span text:style-name="T3"> kisses Yoko and gently hoofs her marehood</text:span></text:p>
      <text:p text:style-name="Text_20_body"><text:span text:style-name="T2">Tenda</text:span><text:span text:style-name="T1"> 's mouth gapes but is silent except for a sharp ex-and-inhale, doing her best to relax but </text:span><text:soft-page-break/><text:span text:style-name="T1">finding it not really necessary as she is already still freshly-stretched</text:span></text:p>
      <text:p text:style-name="Text_20_body"><text:span text:style-name="T2">Tenda</text:span><text:span text:style-name="T1"> gradually begins cooing pleasurably and grinding herself against the floor in her restrained course again, enjoying this more than when Rabid roughly treated her plothole yesterday and more because his member's presence still allows her more relaxation and ease than the plug that was inside her</text:span></text:p>
      <text:p text:style-name="Text_20_body"><text:span text:style-name="T6">Yoko</text:span><text:span text:style-name="T5"> attempts to moan but falls asleep</text:span></text:p>
      <text:p text:style-name="Text_20_body"><text:span text:style-name="T6">Yoko</text:span>: (I'm so tired right now..)</text:p>
      <text:p text:style-name="Text_20_body"><text:span text:style-name="T6">Yoko</text:span>: (good night)</text:p>
      <text:p text:style-name="Text_20_body"><text:span text:style-name="T4">Rabid</text:span><text:span text:style-name="T3"> kisses Yoko "you look tired. Get off to bed."</text:span></text:p>
      <text:p text:style-name="Text_20_body"><text:span text:style-name="T4">Rabid</text:span>: (night)</text:p>
      <text:p text:style-name="Text_20_body"><text:span text:style-name="T2">Tenda</text:span>: (niiini)</text:p>
      <text:p text:style-name="Text_20_body"><text:span text:style-name="T6">Yoko</text:span><text:span text:style-name="T5"> gets up and slowly walks to her bed and collapses on it</text:span></text:p>
      <text:p text:style-name="Text_20_body"><text:span text:style-name="T6">Yoko</text:span>: (night)</text:p>
      <text:p text:style-name="Text_20_body"><text:span text:style-name="T4">Rabid</text:span><text:span text:style-name="T3"> pushes deeper into Tenda's plot as he roughly kisses her</text:span></text:p>
      <text:p text:style-name="Text_20_body"><text:span text:style-name="T2">Tenda</text:span><text:span text:style-name="T1"> tries to shimmy along with Rabid's thrusting motion but can't find any kind of leverage with her sweat-slicked body on the floor, and just continues cooing as she acquiesces</text:span></text:p>
      <text:p text:style-name="Text_20_body"><text:span text:style-name="T8">Watcher</text:span> joined the chat </text:p>
      <text:p text:style-name="Text_20_body"><text:span text:style-name="T8">Watcher</text:span>: (Maybe I should take Yoko's place :twilight: )</text:p>
      <text:p text:style-name="Text_20_body"><text:span text:style-name="T4">Rabid</text:span>: (almost done :/ totes sorry tho)</text:p>
      <text:p text:style-name="Text_20_body"><text:span text:style-name="T8">Watcher</text:span> joined the chat 7 seconds ago</text:p>
      <text:p text:style-name="Text_20_body"><text:span text:style-name="T2">Tenda</text:span>: (don't worry, Tenda has an addictive personality)</text:p>
      <text:p text:style-name="Text_20_body"><text:span text:style-name="T2">Tenda</text:span>: (and a proclivity for trying to impersonate Rabid in his absence :good: )</text:p>
      <text:p text:style-name="Text_20_body"><text:span text:style-name="T8">Watcher</text:span>: (Ugh I feel frustrated... I'm hungry :twilight: )</text:p>
      <text:p text:style-name="Text_20_body"><text:span text:style-name="T4">Rabid</text:span><text:span text:style-name="T3"> rubs Tenda's marehood and slobbers all over Tenda's muzzle as he slowly, but with great force, thrusts into Tenda's plot</text:span></text:p>
      <text:p text:style-name="Text_20_body"><text:span text:style-name="T2">Tenda</text:span><text:span text:style-name="T1"> groans and scrunches forward as much as she can, trying her best to angle her hips to accommodate Rabid as he reaches a painful depth but coming up against the taut limits of the ropes binding her legs</text:span></text:p>
      <text:p text:style-name="Text_20_body"><text:span text:style-name="T2">Tenda</text:span>: R-R-R</text:p>
      <text:p text:style-name="Text_20_body"><text:span text:style-name="T4">Rabid</text:span><text:span text:style-name="T3"> moans into Tenda's neck as his stallionhood flares</text:span></text:p>
      <text:p text:style-name="Text_20_body"><text:span text:style-name="T2">Tenda</text:span><text:span text:style-name="T1"> presses her muzzle to the floor and gums it, only a pained humming audible</text:span></text:p>
      <text:p text:style-name="Text_20_body"><text:span text:style-name="T2">Tenda</text:span><text:span text:style-name="T1"> can feel the more warm and pronounced wetness around her marehood and dripping from her nub as Rabid's one hoof slides around her nether, but is again unable to find any kind of satisfaction or release in this position</text:span></text:p>
      <text:p text:style-name="Text_20_body"><text:span text:style-name="T4">Rabid</text:span><text:span text:style-name="T3"> gives a heavy sigh as his member switches and flexes inside of flooding you with warm liquid</text:span></text:p>
      <text:p text:style-name="Text_20_body"><text:span text:style-name="T2">Tenda</text:span><text:span text:style-name="T1"> 's face twists, intimately aware of the influx of fluids and the stifling pressure inside of her</text:span></text:p>
      <text:p text:style-name="Text_20_body"><text:span text:style-name="T4">Rabid</text:span><text:span text:style-name="T3"> collapses, smiling, on top of Tenda, his member firmly plugging her plot, as he nears falling asleep</text:span></text:p>
      <text:p text:style-name="Text_20_body"><text:span text:style-name="T2">Tenda</text:span><text:span text:style-name="T1"> looks side-to-side underneath Rabid's weight, growingly aware Yoko has left as well...</text:span></text:p>
      <text:p text:style-name="Text_20_body"><text:soft-page-break/><text:span text:style-name="T2">Tenda</text:span>: R-..unnh..-Rabid?</text:p>
      <text:p text:style-name="Text_20_body"><text:span text:style-name="T2">Tenda</text:span><text:span text:style-name="T1"> weakly tugs her cuffed hooves underneath Rabid</text:span></text:p>
      <text:p text:style-name="Text_20_body"><text:span text:style-name="T2">Tenda</text:span><text:span text:style-name="T1"> blinks slowly, even the sting of sweat in her eyes noticeably painful now</text:span></text:p>
      <text:p text:style-name="Text_20_body"><text:span text:style-name="T4">Rabid</text:span><text:span text:style-name="T3"> sleepily mumbles Tenda's name and how much he cares for her, falling asleep on top of her, pinning her to the ground</text:span></text:p>
      <text:p text:style-name="Text_20_body"><text:span text:style-name="T8">Watcher</text:span>: (Cheesy :notimpressed: )</text:p>
      <text:p text:style-name="Text_20_body"><text:span text:style-name="T2">Tenda</text:span><text:span text:style-name="T1"> moves one leg slightly, but is all-too-aware of the futility after having spent what must have been at least an hour already thus-restrained... and without a sleeping pony atop her</text:span></text:p>
      <text:p text:style-name="Text_20_body"><text:span text:style-name="T2">Tenda</text:span>: (IT WAS REQUESTED BY BOTH OF US TYVM)</text:p>
      <text:p text:style-name="Text_20_body"><text:span text:style-name="T2">Tenda</text:span>: (we are on the same wavelength :good: )</text:p>
      <text:p text:style-name="Text_20_body"><text:span text:style-name="T4">Rabid</text:span>: (and its a damn fine wavelength to be on :good: )</text:p>
      <text:p text:style-name="Text_20_body"><text:span text:style-name="T2">Tenda</text:span><text:span text:style-name="T1"> whimpers once in the suddenly oppressively-silent room, then just lowers her head to the floor, frown slowly replaced with an expression of contentment as exhaustion catches up with her as well</text:span></text:p>
      <text:p text:style-name="Text_20_body"><text:span text:style-name="T2">Tenda</text:span><text:span text:style-name="T1"> practices remaining as still as she can to diminish the weight of her restraints on her mind, and does her best to keep her eyes closed and attempt to doze off, though occasionally opening to try and get a peek of Rabid, sure he must look adorable right now... at least as adorable as how ridiculous she thinks she herself must look</text:span></text:p>
      <text:p text:style-name="Text_20_body"><text:span text:style-name="T2">Tenda</text:span><text:span text:style-name="T1"> breathes slow and easy, running over her favorite moments with Rabid in her mind to try and keep her mind off however-this-is-going-to​-sort-itself-out-in-the-​morning and so that she slowly, begins to drift to sleep</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4M3S</meta:editing-duration>
    <meta:editing-cycles>4</meta:editing-cycles>
    <meta:generator>OpenOffice.org/3.4.1$Win32 OpenOffice.org_project/341m1$Build-9593</meta:generator>
    <dc:date>2013-09-11T03:57:35.59</dc:date>
    <meta:document-statistic meta:table-count="0" meta:image-count="0" meta:object-count="0" meta:page-count="31" meta:paragraph-count="1021" meta:word-count="10706" meta:character-count="60313"/>
    <meta:user-defined meta:name="Info 1"/>
    <meta:user-defined meta:name="Info 2"/>
    <meta:user-defined meta:name="Info 3"/>
    <meta:user-defined meta:name="Info 4"/>
  </office:meta>
</office:document-meta>
</file>